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NC</text:p>
          </table:table-cell>
          <table:table-cell office:value-type="string" calcext:value-type="string">
            <text:p>IIC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IIE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INE </text:p>
          </table:table-cell>
          <table:table-cell office:value-type="string" calcext:value-type="string">
            <text:p>DC 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NIE/NI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883" calcext:value-type="float">
            <text:p>0,199883</text:p>
          </table:table-cell>
          <table:table-cell office:value-type="float" office:value="0.21209" calcext:value-type="float">
            <text:p>0,21209</text:p>
          </table:table-cell>
          <table:table-cell office:value-type="float" office:value="0.0593555" calcext:value-type="float">
            <text:p>0,0593555</text:p>
          </table:table-cell>
          <table:table-cell office:value-type="float" office:value="0.0515332" calcext:value-type="float">
            <text:p>0,0515332</text:p>
          </table:table-cell>
          <table:table-cell office:value-type="float" office:value="0.00560547" calcext:value-type="float">
            <text:p>0,00560547</text:p>
          </table:table-cell>
          <table:table-cell office:value-type="float" office:value="0.00548828" calcext:value-type="float">
            <text:p>0,00548828</text:p>
          </table:table-cell>
          <table:table-cell table:style-name="ce1" office:value-type="float" office:value="0.0000488281" calcext:value-type="float">
            <text:p>4,88E-005</text:p>
          </table:table-cell>
          <table:table-cell table:style-name="ce1" office:value-type="float" office:value="0.00000976562" calcext:value-type="float">
            <text:p>9,77E-006</text:p>
          </table:table-cell>
          <table:table-cell office:value-type="float" office:value="0.508574" calcext:value-type="float">
            <text:p>0,508574</text:p>
          </table:table-cell>
          <table:table-cell office:value-type="float" office:value="0.00302734" calcext:value-type="float">
            <text:p>0,00302734</text:p>
          </table:table-cell>
          <table:table-cell/>
          <table:table-cell table:formula="of:=[.H2]/([.H2]+[.D2])*100" office:value-type="float" office:value="0.0821961994382022" calcext:value-type="float">
            <text:p>0,082196199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02637" calcext:value-type="float">
            <text:p>0,0302637</text:p>
          </table:table-cell>
          <table:table-cell office:value-type="float" office:value="0.0191211" calcext:value-type="float">
            <text:p>0,0191211</text:p>
          </table:table-cell>
          <table:table-cell office:value-type="float" office:value="0.0469043" calcext:value-type="float">
            <text:p>0,0469043</text:p>
          </table:table-cell>
          <table:table-cell office:value-type="float" office:value="0.0473145" calcext:value-type="float">
            <text:p>0,0473145</text:p>
          </table:table-cell>
          <table:table-cell office:value-type="float" office:value="0.00113281" calcext:value-type="float">
            <text:p>0,00113281</text:p>
          </table:table-cell>
          <table:table-cell office:value-type="float" office:value="0.000869141" calcext:value-type="float">
            <text:p>0,000869141</text:p>
          </table:table-cell>
          <table:table-cell office:value-type="float" office:value="0.000107422" calcext:value-type="float">
            <text:p>0,000107422</text:p>
          </table:table-cell>
          <table:table-cell table:style-name="ce1" office:value-type="float" office:value="0.0000976563" calcext:value-type="float">
            <text:p>9,77E-005</text:p>
          </table:table-cell>
          <table:table-cell office:value-type="float" office:value="0.0168262" calcext:value-type="float">
            <text:p>0,0168262</text:p>
          </table:table-cell>
          <table:table-cell office:value-type="float" office:value="0.00313477" calcext:value-type="float">
            <text:p>0,00313477</text:p>
          </table:table-cell>
          <table:table-cell/>
          <table:table-cell table:formula="of:=[.H3]/([.H3]+[.D3])*100" office:value-type="float" office:value="0.228500457821987" calcext:value-type="float">
            <text:p>0,22850045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70996" calcext:value-type="float">
            <text:p>0,0770996</text:p>
          </table:table-cell>
          <table:table-cell office:value-type="float" office:value="0.0835645" calcext:value-type="float">
            <text:p>0,0835645</text:p>
          </table:table-cell>
          <table:table-cell office:value-type="float" office:value="0.0389063" calcext:value-type="float">
            <text:p>0,0389063</text:p>
          </table:table-cell>
          <table:table-cell office:value-type="float" office:value="0.0389941" calcext:value-type="float">
            <text:p>0,0389941</text:p>
          </table:table-cell>
          <table:table-cell office:value-type="float" office:value="0.00474609" calcext:value-type="float">
            <text:p>0,00474609</text:p>
          </table:table-cell>
          <table:table-cell office:value-type="float" office:value="0.00525391" calcext:value-type="float">
            <text:p>0,00525391</text:p>
          </table:table-cell>
          <table:table-cell office:value-type="float" office:value="0.0003125" calcext:value-type="float">
            <text:p>0,0003125</text:p>
          </table:table-cell>
          <table:table-cell office:value-type="float" office:value="0.000205078" calcext:value-type="float">
            <text:p>0,000205078</text:p>
          </table:table-cell>
          <table:table-cell office:value-type="float" office:value="0.0985937" calcext:value-type="float">
            <text:p>0,0985937</text:p>
          </table:table-cell>
          <table:table-cell office:value-type="float" office:value="0.0031543" calcext:value-type="float">
            <text:p>0,0031543</text:p>
          </table:table-cell>
          <table:table-cell/>
          <table:table-cell table:formula="of:=[.H4]/([.H4]+[.D4])*100" office:value-type="float" office:value="0.796811733148388" calcext:value-type="float">
            <text:p>0,79681173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5859" calcext:value-type="float">
            <text:p>0,0205859</text:p>
          </table:table-cell>
          <table:table-cell office:value-type="float" office:value="0.015127" calcext:value-type="float">
            <text:p>0,015127</text:p>
          </table:table-cell>
          <table:table-cell office:value-type="float" office:value="0.0346777" calcext:value-type="float">
            <text:p>0,0346777</text:p>
          </table:table-cell>
          <table:table-cell office:value-type="float" office:value="0.0347949" calcext:value-type="float">
            <text:p>0,0347949</text:p>
          </table:table-cell>
          <table:table-cell office:value-type="float" office:value="0.00155273" calcext:value-type="float">
            <text:p>0,00155273</text:p>
          </table:table-cell>
          <table:table-cell office:value-type="float" office:value="0.00154297" calcext:value-type="float">
            <text:p>0,00154297</text:p>
          </table:table-cell>
          <table:table-cell office:value-type="float" office:value="0.000380859" calcext:value-type="float">
            <text:p>0,000380859</text:p>
          </table:table-cell>
          <table:table-cell office:value-type="float" office:value="0.000478516" calcext:value-type="float">
            <text:p>0,000478516</text:p>
          </table:table-cell>
          <table:table-cell office:value-type="float" office:value="0.010459" calcext:value-type="float">
            <text:p>0,010459</text:p>
          </table:table-cell>
          <table:table-cell office:value-type="float" office:value="0.00383789" calcext:value-type="float">
            <text:p>0,00383789</text:p>
          </table:table-cell>
          <table:table-cell/>
          <table:table-cell table:formula="of:=[.H5]/([.H5]+[.D5])*100" office:value-type="float" office:value="1.08635098208115" calcext:value-type="float">
            <text:p>1,08635098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24219" calcext:value-type="float">
            <text:p>0,0524219</text:p>
          </table:table-cell>
          <table:table-cell office:value-type="float" office:value="0.0571973" calcext:value-type="float">
            <text:p>0,0571973</text:p>
          </table:table-cell>
          <table:table-cell office:value-type="float" office:value="0.0329199" calcext:value-type="float">
            <text:p>0,0329199</text:p>
          </table:table-cell>
          <table:table-cell office:value-type="float" office:value="0.0328223" calcext:value-type="float">
            <text:p>0,0328223</text:p>
          </table:table-cell>
          <table:table-cell office:value-type="float" office:value="0.00507812" calcext:value-type="float">
            <text:p>0,00507812</text:p>
          </table:table-cell>
          <table:table-cell office:value-type="float" office:value="0.0056543" calcext:value-type="float">
            <text:p>0,0056543</text:p>
          </table:table-cell>
          <table:table-cell office:value-type="float" office:value="0.000673828" calcext:value-type="float">
            <text:p>0,000673828</text:p>
          </table:table-cell>
          <table:table-cell office:value-type="float" office:value="0.000537109" calcext:value-type="float">
            <text:p>0,000537109</text:p>
          </table:table-cell>
          <table:table-cell office:value-type="float" office:value="0.051875" calcext:value-type="float">
            <text:p>0,051875</text:p>
          </table:table-cell>
          <table:table-cell office:value-type="float" office:value="0.00366211" calcext:value-type="float">
            <text:p>0,00366211</text:p>
          </table:table-cell>
          <table:table-cell/>
          <table:table-cell table:formula="of:=[.H6]/([.H6]+[.D6])*100" office:value-type="float" office:value="2.00581489497087" calcext:value-type="float">
            <text:p>2,00581489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3711" calcext:value-type="float">
            <text:p>0,0203711</text:p>
          </table:table-cell>
          <table:table-cell office:value-type="float" office:value="0.0165527" calcext:value-type="float">
            <text:p>0,0165527</text:p>
          </table:table-cell>
          <table:table-cell office:value-type="float" office:value="0.0337402" calcext:value-type="float">
            <text:p>0,0337402</text:p>
          </table:table-cell>
          <table:table-cell office:value-type="float" office:value="0.0324707" calcext:value-type="float">
            <text:p>0,0324707</text:p>
          </table:table-cell>
          <table:table-cell office:value-type="float" office:value="0.0025293" calcext:value-type="float">
            <text:p>0,0025293</text:p>
          </table:table-cell>
          <table:table-cell office:value-type="float" office:value="0.00243164" calcext:value-type="float">
            <text:p>0,00243164</text:p>
          </table:table-cell>
          <table:table-cell office:value-type="float" office:value="0.00102539" calcext:value-type="float">
            <text:p>0,00102539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0.00911133" calcext:value-type="float">
            <text:p>0,00911133</text:p>
          </table:table-cell>
          <table:table-cell office:value-type="float" office:value="0.0044043" calcext:value-type="float">
            <text:p>0,0044043</text:p>
          </table:table-cell>
          <table:table-cell/>
          <table:table-cell table:formula="of:=[.H7]/([.H7]+[.D7])*100" office:value-type="float" office:value="2.94943937381762" calcext:value-type="float">
            <text:p>2,94943937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48926" calcext:value-type="float">
            <text:p>0,0448926</text:p>
          </table:table-cell>
          <table:table-cell office:value-type="float" office:value="0.0485449" calcext:value-type="float">
            <text:p>0,0485449</text:p>
          </table:table-cell>
          <table:table-cell office:value-type="float" office:value="0.0329883" calcext:value-type="float">
            <text:p>0,0329883</text:p>
          </table:table-cell>
          <table:table-cell office:value-type="float" office:value="0.0320508" calcext:value-type="float">
            <text:p>0,0320508</text:p>
          </table:table-cell>
          <table:table-cell office:value-type="float" office:value="0.00529297" calcext:value-type="float">
            <text:p>0,00529297</text:p>
          </table:table-cell>
          <table:table-cell office:value-type="float" office:value="0.00561523" calcext:value-type="float">
            <text:p>0,00561523</text:p>
          </table:table-cell>
          <table:table-cell office:value-type="float" office:value="0.00118164" calcext:value-type="float">
            <text:p>0,00118164</text:p>
          </table:table-cell>
          <table:table-cell office:value-type="float" office:value="0.00104492" calcext:value-type="float">
            <text:p>0,00104492</text:p>
          </table:table-cell>
          <table:table-cell office:value-type="float" office:value="0.0347266" calcext:value-type="float">
            <text:p>0,0347266</text:p>
          </table:table-cell>
          <table:table-cell office:value-type="float" office:value="0.00436523" calcext:value-type="float">
            <text:p>0,00436523</text:p>
          </table:table-cell>
          <table:table-cell/>
          <table:table-cell table:formula="of:=[.H8]/([.H8]+[.D8])*100" office:value-type="float" office:value="3.45812723112771" calcext:value-type="float">
            <text:p>3,458127231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25488" calcext:value-type="float">
            <text:p>0,0225488</text:p>
          </table:table-cell>
          <table:table-cell office:value-type="float" office:value="0.0205176" calcext:value-type="float">
            <text:p>0,0205176</text:p>
          </table:table-cell>
          <table:table-cell office:value-type="float" office:value="0.0337109" calcext:value-type="float">
            <text:p>0,0337109</text:p>
          </table:table-cell>
          <table:table-cell office:value-type="float" office:value="0.0322656" calcext:value-type="float">
            <text:p>0,0322656</text:p>
          </table:table-cell>
          <table:table-cell office:value-type="float" office:value="0.00348633" calcext:value-type="float">
            <text:p>0,00348633</text:p>
          </table:table-cell>
          <table:table-cell office:value-type="float" office:value="0.00310547" calcext:value-type="float">
            <text:p>0,00310547</text:p>
          </table:table-cell>
          <table:table-cell office:value-type="float" office:value="0.00158203" calcext:value-type="float">
            <text:p>0,00158203</text:p>
          </table:table-cell>
          <table:table-cell office:value-type="float" office:value="0.00162109" calcext:value-type="float">
            <text:p>0,00162109</text:p>
          </table:table-cell>
          <table:table-cell office:value-type="float" office:value="0.00946289" calcext:value-type="float">
            <text:p>0,00946289</text:p>
          </table:table-cell>
          <table:table-cell office:value-type="float" office:value="0.00541992" calcext:value-type="float">
            <text:p>0,00541992</text:p>
          </table:table-cell>
          <table:table-cell/>
          <table:table-cell table:formula="of:=[.H9]/([.H9]+[.D9])*100" office:value-type="float" office:value="4.48256917178597" calcext:value-type="float">
            <text:p>4,48256917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25098" calcext:value-type="float">
            <text:p>0,0425098</text:p>
          </table:table-cell>
          <table:table-cell office:value-type="float" office:value="0.0456348" calcext:value-type="float">
            <text:p>0,0456348</text:p>
          </table:table-cell>
          <table:table-cell office:value-type="float" office:value="0.0330859" calcext:value-type="float">
            <text:p>0,0330859</text:p>
          </table:table-cell>
          <table:table-cell office:value-type="float" office:value="0.0317285" calcext:value-type="float">
            <text:p>0,0317285</text:p>
          </table:table-cell>
          <table:table-cell office:value-type="float" office:value="0.00649414" calcext:value-type="float">
            <text:p>0,00649414</text:p>
          </table:table-cell>
          <table:table-cell office:value-type="float" office:value="0.00661133" calcext:value-type="float">
            <text:p>0,00661133</text:p>
          </table:table-cell>
          <table:table-cell office:value-type="float" office:value="0.00235352" calcext:value-type="float">
            <text:p>0,00235352</text:p>
          </table:table-cell>
          <table:table-cell office:value-type="float" office:value="0.00174805" calcext:value-type="float">
            <text:p>0,00174805</text:p>
          </table:table-cell>
          <table:table-cell office:value-type="float" office:value="0.025332" calcext:value-type="float">
            <text:p>0,025332</text:p>
          </table:table-cell>
          <table:table-cell office:value-type="float" office:value="0.00545898" calcext:value-type="float">
            <text:p>0,00545898</text:p>
          </table:table-cell>
          <table:table-cell/>
          <table:table-cell table:formula="of:=[.H10]/([.H10]+[.D10])*100" office:value-type="float" office:value="6.64096647179892" calcext:value-type="float">
            <text:p>6,640966471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74414" calcext:value-type="float">
            <text:p>0,0274414</text:p>
          </table:table-cell>
          <table:table-cell office:value-type="float" office:value="0.0262695" calcext:value-type="float">
            <text:p>0,0262695</text:p>
          </table:table-cell>
          <table:table-cell office:value-type="float" office:value="0.0340918" calcext:value-type="float">
            <text:p>0,0340918</text:p>
          </table:table-cell>
          <table:table-cell office:value-type="float" office:value="0.0330176" calcext:value-type="float">
            <text:p>0,0330176</text:p>
          </table:table-cell>
          <table:table-cell office:value-type="float" office:value="0.00452148" calcext:value-type="float">
            <text:p>0,00452148</text:p>
          </table:table-cell>
          <table:table-cell office:value-type="float" office:value="0.00464844" calcext:value-type="float">
            <text:p>0,00464844</text:p>
          </table:table-cell>
          <table:table-cell office:value-type="float" office:value="0.00301758" calcext:value-type="float">
            <text:p>0,00301758</text:p>
          </table:table-cell>
          <table:table-cell office:value-type="float" office:value="0.0027832" calcext:value-type="float">
            <text:p>0,0027832</text:p>
          </table:table-cell>
          <table:table-cell office:value-type="float" office:value="0.00945313" calcext:value-type="float">
            <text:p>0,00945313</text:p>
          </table:table-cell>
          <table:table-cell office:value-type="float" office:value="0.00586914" calcext:value-type="float">
            <text:p>0,00586914</text:p>
          </table:table-cell>
          <table:table-cell/>
          <table:table-cell table:formula="of:=[.H11]/([.H11]+[.D11])*100" office:value-type="float" office:value="8.1315829043762" calcext:value-type="float">
            <text:p>8,13158290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34473" calcext:value-type="float">
            <text:p>0,0434473</text:p>
          </table:table-cell>
          <table:table-cell office:value-type="float" office:value="0.0439453" calcext:value-type="float">
            <text:p>0,0439453</text:p>
          </table:table-cell>
          <table:table-cell office:value-type="float" office:value="0.0360547" calcext:value-type="float">
            <text:p>0,0360547</text:p>
          </table:table-cell>
          <table:table-cell office:value-type="float" office:value="0.0345996" calcext:value-type="float">
            <text:p>0,0345996</text:p>
          </table:table-cell>
          <table:table-cell office:value-type="float" office:value="0.00766602" calcext:value-type="float">
            <text:p>0,00766602</text:p>
          </table:table-cell>
          <table:table-cell office:value-type="float" office:value="0.00769531" calcext:value-type="float">
            <text:p>0,00769531</text:p>
          </table:table-cell>
          <table:table-cell office:value-type="float" office:value="0.00401367" calcext:value-type="float">
            <text:p>0,00401367</text:p>
          </table:table-cell>
          <table:table-cell office:value-type="float" office:value="0.00373047" calcext:value-type="float">
            <text:p>0,00373047</text:p>
          </table:table-cell>
          <table:table-cell office:value-type="float" office:value="0.0208301" calcext:value-type="float">
            <text:p>0,0208301</text:p>
          </table:table-cell>
          <table:table-cell office:value-type="float" office:value="0.00674805" calcext:value-type="float">
            <text:p>0,00674805</text:p>
          </table:table-cell>
          <table:table-cell/>
          <table:table-cell table:formula="of:=[.H12]/([.H12]+[.D12])*100" office:value-type="float" office:value="10.0170533515589" calcext:value-type="float">
            <text:p>10,01705335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58203" calcext:value-type="float">
            <text:p>0,0358203</text:p>
          </table:table-cell>
          <table:table-cell office:value-type="float" office:value="0.0331152" calcext:value-type="float">
            <text:p>0,0331152</text:p>
          </table:table-cell>
          <table:table-cell office:value-type="float" office:value="0.0372949" calcext:value-type="float">
            <text:p>0,0372949</text:p>
          </table:table-cell>
          <table:table-cell office:value-type="float" office:value="0.0372363" calcext:value-type="float">
            <text:p>0,0372363</text:p>
          </table:table-cell>
          <table:table-cell office:value-type="float" office:value="0.0069043" calcext:value-type="float">
            <text:p>0,0069043</text:p>
          </table:table-cell>
          <table:table-cell office:value-type="float" office:value="0.00638672" calcext:value-type="float">
            <text:p>0,00638672</text:p>
          </table:table-cell>
          <table:table-cell office:value-type="float" office:value="0.00526367" calcext:value-type="float">
            <text:p>0,00526367</text:p>
          </table:table-cell>
          <table:table-cell office:value-type="float" office:value="0.00427734" calcext:value-type="float">
            <text:p>0,00427734</text:p>
          </table:table-cell>
          <table:table-cell office:value-type="float" office:value="0.011377" calcext:value-type="float">
            <text:p>0,011377</text:p>
          </table:table-cell>
          <table:table-cell office:value-type="float" office:value="0.00736328" calcext:value-type="float">
            <text:p>0,00736328</text:p>
          </table:table-cell>
          <table:table-cell/>
          <table:table-cell table:formula="of:=[.H13]/([.H13]+[.D13])*100" office:value-type="float" office:value="12.3680612388997" calcext:value-type="float">
            <text:p>12,368061238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69824" calcext:value-type="float">
            <text:p>0,0469824</text:p>
          </table:table-cell>
          <table:table-cell office:value-type="float" office:value="0.0466504" calcext:value-type="float">
            <text:p>0,0466504</text:p>
          </table:table-cell>
          <table:table-cell office:value-type="float" office:value="0.0397852" calcext:value-type="float">
            <text:p>0,0397852</text:p>
          </table:table-cell>
          <table:table-cell office:value-type="float" office:value="0.0382031" calcext:value-type="float">
            <text:p>0,0382031</text:p>
          </table:table-cell>
          <table:table-cell office:value-type="float" office:value="0.00902344" calcext:value-type="float">
            <text:p>0,00902344</text:p>
          </table:table-cell>
          <table:table-cell office:value-type="float" office:value="0.00943359" calcext:value-type="float">
            <text:p>0,00943359</text:p>
          </table:table-cell>
          <table:table-cell office:value-type="float" office:value="0.00631836" calcext:value-type="float">
            <text:p>0,00631836</text:p>
          </table:table-cell>
          <table:table-cell office:value-type="float" office:value="0.00616211" calcext:value-type="float">
            <text:p>0,00616211</text:p>
          </table:table-cell>
          <table:table-cell office:value-type="float" office:value="0.0180566" calcext:value-type="float">
            <text:p>0,0180566</text:p>
          </table:table-cell>
          <table:table-cell office:value-type="float" office:value="0.00888672" calcext:value-type="float">
            <text:p>0,00888672</text:p>
          </table:table-cell>
          <table:table-cell/>
          <table:table-cell table:formula="of:=[.H14]/([.H14]+[.D14])*100" office:value-type="float" office:value="13.7047117402647" calcext:value-type="float">
            <text:p>13,704711740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125" calcext:value-type="float">
            <text:p>0,04125</text:p>
          </table:table-cell>
          <table:table-cell office:value-type="float" office:value="0.0388965" calcext:value-type="float">
            <text:p>0,0388965</text:p>
          </table:table-cell>
          <table:table-cell office:value-type="float" office:value="0.0411426" calcext:value-type="float">
            <text:p>0,0411426</text:p>
          </table:table-cell>
          <table:table-cell office:value-type="float" office:value="0.0400586" calcext:value-type="float">
            <text:p>0,0400586</text:p>
          </table:table-cell>
          <table:table-cell office:value-type="float" office:value="0.00833008" calcext:value-type="float">
            <text:p>0,00833008</text:p>
          </table:table-cell>
          <table:table-cell office:value-type="float" office:value="0.00862305" calcext:value-type="float">
            <text:p>0,00862305</text:p>
          </table:table-cell>
          <table:table-cell office:value-type="float" office:value="0.00758789" calcext:value-type="float">
            <text:p>0,00758789</text:p>
          </table:table-cell>
          <table:table-cell office:value-type="float" office:value="0.00661133" calcext:value-type="float">
            <text:p>0,00661133</text:p>
          </table:table-cell>
          <table:table-cell office:value-type="float" office:value="0.0123926" calcext:value-type="float">
            <text:p>0,0123926</text:p>
          </table:table-cell>
          <table:table-cell office:value-type="float" office:value="0.00870117" calcext:value-type="float">
            <text:p>0,00870117</text:p>
          </table:table-cell>
          <table:table-cell/>
          <table:table-cell table:formula="of:=[.H15]/([.H15]+[.D15])*100" office:value-type="float" office:value="15.5711342118661" calcext:value-type="float">
            <text:p>15,571134211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48437" calcext:value-type="float">
            <text:p>0,0448437</text:p>
          </table:table-cell>
          <table:table-cell office:value-type="float" office:value="0.0447852" calcext:value-type="float">
            <text:p>0,0447852</text:p>
          </table:table-cell>
          <table:table-cell office:value-type="float" office:value="0.0425195" calcext:value-type="float">
            <text:p>0,0425195</text:p>
          </table:table-cell>
          <table:table-cell office:value-type="float" office:value="0.0412207" calcext:value-type="float">
            <text:p>0,0412207</text:p>
          </table:table-cell>
          <table:table-cell office:value-type="float" office:value="0.00954102" calcext:value-type="float">
            <text:p>0,00954102</text:p>
          </table:table-cell>
          <table:table-cell office:value-type="float" office:value="0.00948242" calcext:value-type="float">
            <text:p>0,00948242</text:p>
          </table:table-cell>
          <table:table-cell office:value-type="float" office:value="0.00788086" calcext:value-type="float">
            <text:p>0,00788086</text:p>
          </table:table-cell>
          <table:table-cell office:value-type="float" office:value="0.00806641" calcext:value-type="float">
            <text:p>0,00806641</text:p>
          </table:table-cell>
          <table:table-cell office:value-type="float" office:value="0.0141895" calcext:value-type="float">
            <text:p>0,0141895</text:p>
          </table:table-cell>
          <table:table-cell office:value-type="float" office:value="0.00928711" calcext:value-type="float">
            <text:p>0,00928711</text:p>
          </table:table-cell>
          <table:table-cell/>
          <table:table-cell table:formula="of:=[.H16]/([.H16]+[.D16])*100" office:value-type="float" office:value="15.636515294732" calcext:value-type="float">
            <text:p>15,63651529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68652" calcext:value-type="float">
            <text:p>0,0368652</text:p>
          </table:table-cell>
          <table:table-cell office:value-type="float" office:value="0.0372461" calcext:value-type="float">
            <text:p>0,0372461</text:p>
          </table:table-cell>
          <table:table-cell office:value-type="float" office:value="0.0421387" calcext:value-type="float">
            <text:p>0,0421387</text:p>
          </table:table-cell>
          <table:table-cell office:value-type="float" office:value="0.0407129" calcext:value-type="float">
            <text:p>0,0407129</text:p>
          </table:table-cell>
          <table:table-cell office:value-type="float" office:value="0.00779297" calcext:value-type="float">
            <text:p>0,00779297</text:p>
          </table:table-cell>
          <table:table-cell office:value-type="float" office:value="0.00798828" calcext:value-type="float">
            <text:p>0,00798828</text:p>
          </table:table-cell>
          <table:table-cell office:value-type="float" office:value="0.0093457" calcext:value-type="float">
            <text:p>0,0093457</text:p>
          </table:table-cell>
          <table:table-cell office:value-type="float" office:value="0.00860352" calcext:value-type="float">
            <text:p>0,00860352</text:p>
          </table:table-cell>
          <table:table-cell office:value-type="float" office:value="0.0103125" calcext:value-type="float">
            <text:p>0,0103125</text:p>
          </table:table-cell>
          <table:table-cell office:value-type="float" office:value="0.00790039" calcext:value-type="float">
            <text:p>0,00790039</text:p>
          </table:table-cell>
          <table:table-cell/>
          <table:table-cell table:formula="of:=[.H17]/([.H17]+[.D17])*100" office:value-type="float" office:value="18.1524889092618" calcext:value-type="float">
            <text:p>18,1524889093</text:p>
          </table:table-cell>
          <table:table-cell/>
          <table:table-cell table:formula="of:=SUM([.M17:.M33])/17" office:value-type="float" office:value="18.1989988207389" calcext:value-type="float">
            <text:p>18,19899882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4248" calcext:value-type="float">
            <text:p>0,034248</text:p>
          </table:table-cell>
          <table:table-cell office:value-type="float" office:value="0.0338184" calcext:value-type="float">
            <text:p>0,0338184</text:p>
          </table:table-cell>
          <table:table-cell office:value-type="float" office:value="0.038916" calcext:value-type="float">
            <text:p>0,038916</text:p>
          </table:table-cell>
          <table:table-cell office:value-type="float" office:value="0.0401465" calcext:value-type="float">
            <text:p>0,0401465</text:p>
          </table:table-cell>
          <table:table-cell office:value-type="float" office:value="0.0080957" calcext:value-type="float">
            <text:p>0,0080957</text:p>
          </table:table-cell>
          <table:table-cell office:value-type="float" office:value="0.00741211" calcext:value-type="float">
            <text:p>0,00741211</text:p>
          </table:table-cell>
          <table:table-cell office:value-type="float" office:value="0.00942383" calcext:value-type="float">
            <text:p>0,00942383</text:p>
          </table:table-cell>
          <table:table-cell office:value-type="float" office:value="0.00880859" calcext:value-type="float">
            <text:p>0,00880859</text:p>
          </table:table-cell>
          <table:table-cell office:value-type="float" office:value="0.0093457" calcext:value-type="float">
            <text:p>0,0093457</text:p>
          </table:table-cell>
          <table:table-cell office:value-type="float" office:value="0.00733398" calcext:value-type="float">
            <text:p>0,00733398</text:p>
          </table:table-cell>
          <table:table-cell/>
          <table:table-cell table:formula="of:=[.H18]/([.H18]+[.D18])*100" office:value-type="float" office:value="19.4949589189701" calcext:value-type="float">
            <text:p>19,494958919</text:p>
          </table:table-cell>
          <table:table-cell/>
          <table:table-cell table:formula="of:=[.O17]/11" office:value-type="float" office:value="1.65445443824899" calcext:value-type="float">
            <text:p>1,65445443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48438" calcext:value-type="float">
            <text:p>0,0248438</text:p>
          </table:table-cell>
          <table:table-cell office:value-type="float" office:value="0.0243164" calcext:value-type="float">
            <text:p>0,0243164</text:p>
          </table:table-cell>
          <table:table-cell office:value-type="float" office:value="0.0372168" calcext:value-type="float">
            <text:p>0,0372168</text:p>
          </table:table-cell>
          <table:table-cell office:value-type="float" office:value="0.0374023" calcext:value-type="float">
            <text:p>0,0374023</text:p>
          </table:table-cell>
          <table:table-cell office:value-type="float" office:value="0.0053418" calcext:value-type="float">
            <text:p>0,0053418</text:p>
          </table:table-cell>
          <table:table-cell office:value-type="float" office:value="0.00546875" calcext:value-type="float">
            <text:p>0,00546875</text:p>
          </table:table-cell>
          <table:table-cell office:value-type="float" office:value="0.00863281" calcext:value-type="float">
            <text:p>0,00863281</text:p>
          </table:table-cell>
          <table:table-cell office:value-type="float" office:value="0.00914062" calcext:value-type="float">
            <text:p>0,00914062</text:p>
          </table:table-cell>
          <table:table-cell office:value-type="float" office:value="0.00648437" calcext:value-type="float">
            <text:p>0,00648437</text:p>
          </table:table-cell>
          <table:table-cell office:value-type="float" office:value="0.00529297" calcext:value-type="float">
            <text:p>0,00529297</text:p>
          </table:table-cell>
          <table:table-cell/>
          <table:table-cell table:formula="of:=[.H19]/([.H19]+[.D19])*100" office:value-type="float" office:value="18.8285352917942" calcext:value-type="float">
            <text:p>18,82853529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82617" calcext:value-type="float">
            <text:p>0,0182617</text:p>
          </table:table-cell>
          <table:table-cell office:value-type="float" office:value="0.0182129" calcext:value-type="float">
            <text:p>0,0182129</text:p>
          </table:table-cell>
          <table:table-cell office:value-type="float" office:value="0.0337109" calcext:value-type="float">
            <text:p>0,0337109</text:p>
          </table:table-cell>
          <table:table-cell office:value-type="float" office:value="0.0351172" calcext:value-type="float">
            <text:p>0,0351172</text:p>
          </table:table-cell>
          <table:table-cell office:value-type="float" office:value="0.00416992" calcext:value-type="float">
            <text:p>0,00416992</text:p>
          </table:table-cell>
          <table:table-cell office:value-type="float" office:value="0.00404297" calcext:value-type="float">
            <text:p>0,00404297</text:p>
          </table:table-cell>
          <table:table-cell office:value-type="float" office:value="0.00791016" calcext:value-type="float">
            <text:p>0,00791016</text:p>
          </table:table-cell>
          <table:table-cell office:value-type="float" office:value="0.00813477" calcext:value-type="float">
            <text:p>0,00813477</text:p>
          </table:table-cell>
          <table:table-cell office:value-type="float" office:value="0.00447266" calcext:value-type="float">
            <text:p>0,00447266</text:p>
          </table:table-cell>
          <table:table-cell office:value-type="float" office:value="0.0040332" calcext:value-type="float">
            <text:p>0,0040332</text:p>
          </table:table-cell>
          <table:table-cell/>
          <table:table-cell table:formula="of:=[.H20]/([.H20]+[.D20])*100" office:value-type="float" office:value="19.0051863167348" calcext:value-type="float">
            <text:p>19,00518631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12402" calcext:value-type="float">
            <text:p>0,0112402</text:p>
          </table:table-cell>
          <table:table-cell office:value-type="float" office:value="0.0103125" calcext:value-type="float">
            <text:p>0,0103125</text:p>
          </table:table-cell>
          <table:table-cell office:value-type="float" office:value="0.0284473" calcext:value-type="float">
            <text:p>0,0284473</text:p>
          </table:table-cell>
          <table:table-cell office:value-type="float" office:value="0.030459" calcext:value-type="float">
            <text:p>0,030459</text:p>
          </table:table-cell>
          <table:table-cell office:value-type="float" office:value="0.00227539" calcext:value-type="float">
            <text:p>0,00227539</text:p>
          </table:table-cell>
          <table:table-cell office:value-type="float" office:value="0.00245117" calcext:value-type="float">
            <text:p>0,00245117</text:p>
          </table:table-cell>
          <table:table-cell office:value-type="float" office:value="0.00685547" calcext:value-type="float">
            <text:p>0,00685547</text:p>
          </table:table-cell>
          <table:table-cell office:value-type="float" office:value="0.00713867" calcext:value-type="float">
            <text:p>0,00713867</text:p>
          </table:table-cell>
          <table:table-cell office:value-type="float" office:value="0.00261719" calcext:value-type="float">
            <text:p>0,00261719</text:p>
          </table:table-cell>
          <table:table-cell office:value-type="float" office:value="0.00226562" calcext:value-type="float">
            <text:p>0,00226562</text:p>
          </table:table-cell>
          <table:table-cell/>
          <table:table-cell table:formula="of:=[.H21]/([.H21]+[.D21])*100" office:value-type="float" office:value="19.4190710813911" calcext:value-type="float">
            <text:p>19,419071081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63086" calcext:value-type="float">
            <text:p>0,00663086</text:p>
          </table:table-cell>
          <table:table-cell office:value-type="float" office:value="0.00618164" calcext:value-type="float">
            <text:p>0,00618164</text:p>
          </table:table-cell>
          <table:table-cell office:value-type="float" office:value="0.0244238" calcext:value-type="float">
            <text:p>0,0244238</text:p>
          </table:table-cell>
          <table:table-cell office:value-type="float" office:value="0.0261523" calcext:value-type="float">
            <text:p>0,0261523</text:p>
          </table:table-cell>
          <table:table-cell office:value-type="float" office:value="0.00166016" calcext:value-type="float">
            <text:p>0,00166016</text:p>
          </table:table-cell>
          <table:table-cell office:value-type="float" office:value="0.00144531" calcext:value-type="float">
            <text:p>0,00144531</text:p>
          </table:table-cell>
          <table:table-cell office:value-type="float" office:value="0.0059668" calcext:value-type="float">
            <text:p>0,0059668</text:p>
          </table:table-cell>
          <table:table-cell office:value-type="float" office:value="0.00610352" calcext:value-type="float">
            <text:p>0,00610352</text:p>
          </table:table-cell>
          <table:table-cell office:value-type="float" office:value="0.00173828" calcext:value-type="float">
            <text:p>0,00173828</text:p>
          </table:table-cell>
          <table:table-cell office:value-type="float" office:value="0.00139648" calcext:value-type="float">
            <text:p>0,00139648</text:p>
          </table:table-cell>
          <table:table-cell/>
          <table:table-cell table:formula="of:=[.H22]/([.H22]+[.D22])*100" office:value-type="float" office:value="19.6337025264391" calcext:value-type="float">
            <text:p>19,633702526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0.00301758" calcext:value-type="float">
            <text:p>0,00301758</text:p>
          </table:table-cell>
          <table:table-cell office:value-type="float" office:value="0.0208496" calcext:value-type="float">
            <text:p>0,0208496</text:p>
          </table:table-cell>
          <table:table-cell office:value-type="float" office:value="0.0229297" calcext:value-type="float">
            <text:p>0,0229297</text:p>
          </table:table-cell>
          <table:table-cell office:value-type="float" office:value="0.000761719" calcext:value-type="float">
            <text:p>0,000761719</text:p>
          </table:table-cell>
          <table:table-cell office:value-type="float" office:value="0.000478516" calcext:value-type="float">
            <text:p>0,000478516</text:p>
          </table:table-cell>
          <table:table-cell office:value-type="float" office:value="0.00473633" calcext:value-type="float">
            <text:p>0,00473633</text:p>
          </table:table-cell>
          <table:table-cell office:value-type="float" office:value="0.00543945" calcext:value-type="float">
            <text:p>0,00543945</text:p>
          </table:table-cell>
          <table:table-cell office:value-type="float" office:value="0.000722656" calcext:value-type="float">
            <text:p>0,000722656</text:p>
          </table:table-cell>
          <table:table-cell office:value-type="float" office:value="0.000615234" calcext:value-type="float">
            <text:p>0,000615234</text:p>
          </table:table-cell>
          <table:table-cell/>
          <table:table-cell table:formula="of:=[.H23]/([.H23]+[.D23])*100" office:value-type="float" office:value="18.5114631361846" calcext:value-type="float">
            <text:p>18,511463136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28906" calcext:value-type="float">
            <text:p>0,00128906</text:p>
          </table:table-cell>
          <table:table-cell office:value-type="float" office:value="0.00144531" calcext:value-type="float">
            <text:p>0,00144531</text:p>
          </table:table-cell>
          <table:table-cell office:value-type="float" office:value="0.0178223" calcext:value-type="float">
            <text:p>0,0178223</text:p>
          </table:table-cell>
          <table:table-cell office:value-type="float" office:value="0.019375" calcext:value-type="float">
            <text:p>0,019375</text:p>
          </table:table-cell>
          <table:table-cell office:value-type="float" office:value="0.000380859" calcext:value-type="float">
            <text:p>0,000380859</text:p>
          </table:table-cell>
          <table:table-cell office:value-type="float" office:value="0.000332031" calcext:value-type="float">
            <text:p>0,000332031</text:p>
          </table:table-cell>
          <table:table-cell office:value-type="float" office:value="0.00356445" calcext:value-type="float">
            <text:p>0,00356445</text:p>
          </table:table-cell>
          <table:table-cell office:value-type="float" office:value="0.00455078" calcext:value-type="float">
            <text:p>0,00455078</text:p>
          </table:table-cell>
          <table:table-cell office:value-type="float" office:value="0.000292969" calcext:value-type="float">
            <text:p>0,000292969</text:p>
          </table:table-cell>
          <table:table-cell office:value-type="float" office:value="0.000322266" calcext:value-type="float">
            <text:p>0,000322266</text:p>
          </table:table-cell>
          <table:table-cell/>
          <table:table-cell table:formula="of:=[.H24]/([.H24]+[.D24])*100" office:value-type="float" office:value="16.6666277017312" calcext:value-type="float">
            <text:p>16,666627701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322266" calcext:value-type="float">
            <text:p>0,000322266</text:p>
          </table:table-cell>
          <table:table-cell office:value-type="float" office:value="0.000634766" calcext:value-type="float">
            <text:p>0,000634766</text:p>
          </table:table-cell>
          <table:table-cell office:value-type="float" office:value="0.0143359" calcext:value-type="float">
            <text:p>0,0143359</text:p>
          </table:table-cell>
          <table:table-cell office:value-type="float" office:value="0.0158496" calcext:value-type="float">
            <text:p>0,0158496</text:p>
          </table:table-cell>
          <table:table-cell office:value-type="float" office:value="0.000146484" calcext:value-type="float">
            <text:p>0,000146484</text:p>
          </table:table-cell>
          <table:table-cell table:style-name="ce1" office:value-type="float" office:value="0.0000683594" calcext:value-type="float">
            <text:p>6,84E-005</text:p>
          </table:table-cell>
          <table:table-cell office:value-type="float" office:value="0.00301758" calcext:value-type="float">
            <text:p>0,00301758</text:p>
          </table:table-cell>
          <table:table-cell office:value-type="float" office:value="0.00336914" calcext:value-type="float">
            <text:p>0,00336914</text:p>
          </table:table-cell>
          <table:table-cell office:value-type="float" office:value="0.000126953" calcext:value-type="float">
            <text:p>0,000126953</text:p>
          </table:table-cell>
          <table:table-cell table:style-name="ce1" office:value-type="float" office:value="0.0000585937" calcext:value-type="float">
            <text:p>5,86E-005</text:p>
          </table:table-cell>
          <table:table-cell/>
          <table:table-cell table:formula="of:=[.H25]/([.H25]+[.D25])*100" office:value-type="float" office:value="17.3889041275871" calcext:value-type="float">
            <text:p>17,38890412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175781" calcext:value-type="float">
            <text:p>0,000175781</text:p>
          </table:table-cell>
          <table:table-cell office:value-type="float" office:value="0.000205078" calcext:value-type="float">
            <text:p>0,000205078</text:p>
          </table:table-cell>
          <table:table-cell office:value-type="float" office:value="0.0125879" calcext:value-type="float">
            <text:p>0,0125879</text:p>
          </table:table-cell>
          <table:table-cell office:value-type="float" office:value="0.0128809" calcext:value-type="float">
            <text:p>0,0128809</text:p>
          </table:table-cell>
          <table:table-cell table:style-name="ce1" office:value-type="float" office:value="0.0000195312" calcext:value-type="float">
            <text:p>1,95E-005</text:p>
          </table:table-cell>
          <table:table-cell table:style-name="ce1" office:value-type="float" office:value="0.0000292969" calcext:value-type="float">
            <text:p>2,93E-005</text:p>
          </table:table-cell>
          <table:table-cell office:value-type="float" office:value="0.00266602" calcext:value-type="float">
            <text:p>0,00266602</text:p>
          </table:table-cell>
          <table:table-cell office:value-type="float" office:value="0.00271484" calcext:value-type="float">
            <text:p>0,00271484</text:p>
          </table:table-cell>
          <table:table-cell table:style-name="ce1" office:value-type="float" office:value="0.0000488281" calcext:value-type="float">
            <text:p>4,88E-005</text:p>
          </table:table-cell>
          <table:table-cell table:style-name="ce1" office:value-type="float" office:value="0.0000195312" calcext:value-type="float">
            <text:p>1,95E-005</text:p>
          </table:table-cell>
          <table:table-cell/>
          <table:table-cell table:formula="of:=[.H26]/([.H26]+[.D26])*100" office:value-type="float" office:value="17.477605756422" calcext:value-type="float">
            <text:p>17,477605756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1" office:value-type="float" office:value="0.0000292969" calcext:value-type="float">
            <text:p>2,93E-005</text:p>
          </table:table-cell>
          <table:table-cell office:value-type="float" office:value="0.0100293" calcext:value-type="float">
            <text:p>0,0100293</text:p>
          </table:table-cell>
          <table:table-cell office:value-type="float" office:value="0.011543" calcext:value-type="float">
            <text:p>0,011543</text:p>
          </table:table-cell>
          <table:table-cell table:style-name="ce1" office:value-type="float" office:value="0.0000195312" calcext:value-type="float">
            <text:p>1,95E-005</text:p>
          </table:table-cell>
          <table:table-cell table:style-name="ce1" office:value-type="float" office:value="0.00000976562" calcext:value-type="float">
            <text:p>9,77E-006</text:p>
          </table:table-cell>
          <table:table-cell office:value-type="float" office:value="0.00220703" calcext:value-type="float">
            <text:p>0,00220703</text:p>
          </table:table-cell>
          <table:table-cell office:value-type="float" office:value="0.00242188" calcext:value-type="float">
            <text:p>0,00242188</text:p>
          </table:table-cell>
          <table:table-cell table:number-columns-repeated="2" table:style-name="ce1" office:value-type="float" office:value="0.00000976562" calcext:value-type="float">
            <text:p>9,77E-006</text:p>
          </table:table-cell>
          <table:table-cell/>
          <table:table-cell table:formula="of:=[.H27]/([.H27]+[.D27])*100" office:value-type="float" office:value="18.0366989121738" calcext:value-type="float">
            <text:p>18,036698912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0.0000292969" calcext:value-type="float">
            <text:p>2,93E-005</text:p>
          </table:table-cell>
          <table:table-cell office:value-type="float" office:value="0" calcext:value-type="float">
            <text:p>0</text:p>
          </table:table-cell>
          <table:table-cell office:value-type="float" office:value="0.00822266" calcext:value-type="float">
            <text:p>0,00822266</text:p>
          </table:table-cell>
          <table:table-cell office:value-type="float" office:value="0.00905273" calcext:value-type="float">
            <text:p>0,0090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125" calcext:value-type="float">
            <text:p>0,00203125</text:p>
          </table:table-cell>
          <table:table-cell office:value-type="float" office:value="0.00230469" calcext:value-type="float">
            <text:p>0,002304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28]/([.H28]+[.D28])*100" office:value-type="float" office:value="19.8095165649006" calcext:value-type="float">
            <text:p>19,809516564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85547" calcext:value-type="float">
            <text:p>0,00685547</text:p>
          </table:table-cell>
          <table:table-cell office:value-type="float" office:value="0.00751953" calcext:value-type="float">
            <text:p>0,0075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625" calcext:value-type="float">
            <text:p>0,00140625</text:p>
          </table:table-cell>
          <table:table-cell office:value-type="float" office:value="0.00163086" calcext:value-type="float">
            <text:p>0,001630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29]/([.H29]+[.D29])*100" office:value-type="float" office:value="17.0212740204219" calcext:value-type="float">
            <text:p>17,021274020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0.00000976562" calcext:value-type="float">
            <text:p>9,77E-006</text:p>
          </table:table-cell>
          <table:table-cell office:value-type="float" office:value="0" calcext:value-type="float">
            <text:p>0</text:p>
          </table:table-cell>
          <table:table-cell office:value-type="float" office:value="0.005625" calcext:value-type="float">
            <text:p>0,005625</text:p>
          </table:table-cell>
          <table:table-cell office:value-type="float" office:value="0.00650391" calcext:value-type="float">
            <text:p>0,0065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7188" calcext:value-type="float">
            <text:p>0,00117188</text:p>
          </table:table-cell>
          <table:table-cell office:value-type="float" office:value="0.00133789" calcext:value-type="float">
            <text:p>0,00133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0]/([.H30]+[.D30])*100" office:value-type="float" office:value="17.2414401902049" calcext:value-type="float">
            <text:p>17,241440190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8945" calcext:value-type="float">
            <text:p>0,00418945</text:p>
          </table:table-cell>
          <table:table-cell office:value-type="float" office:value="0.00541016" calcext:value-type="float">
            <text:p>0,005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78906" calcext:value-type="float">
            <text:p>0,000878906</text:p>
          </table:table-cell>
          <table:table-cell office:value-type="float" office:value="0.00104492" calcext:value-type="float">
            <text:p>0,001044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1]/([.H31]+[.D31])*100" office:value-type="float" office:value="17.3410470771982" calcext:value-type="float">
            <text:p>17,341047077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1543" calcext:value-type="float">
            <text:p>0,0031543</text:p>
          </table:table-cell>
          <table:table-cell office:value-type="float" office:value="0.00375977" calcext:value-type="float">
            <text:p>0,0037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76172" calcext:value-type="float">
            <text:p>0,000576172</text:p>
          </table:table-cell>
          <table:table-cell office:value-type="float" office:value="0.000722656" calcext:value-type="float">
            <text:p>0,0007226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2]/([.H32]+[.D32])*100" office:value-type="float" office:value="15.4450160730331" calcext:value-type="float">
            <text:p>15,44501607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2852" calcext:value-type="float">
            <text:p>0,00172852</text:p>
          </table:table-cell>
          <table:table-cell office:value-type="float" office:value="0.0028125" calcext:value-type="float">
            <text:p>0,002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29687" calcext:value-type="float">
            <text:p>0,000429687</text:p>
          </table:table-cell>
          <table:table-cell office:value-type="float" office:value="0.000566406" calcext:value-type="float">
            <text:p>0,0005664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3]/([.H33]+[.D33])*100" office:value-type="float" office:value="19.9094433481126" calcext:value-type="float">
            <text:p>19,9094433481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table:formula="of:=SUM([.D2:.D33])" office:value-type="float" office:value="0.8874316" calcext:value-type="float">
            <text:p>0,8874316</text:p>
          </table:table-cell>
          <table:table-cell table:number-columns-repeated="3"/>
          <table:table-cell table:formula="of:=SUM([.H2:.H33])" office:value-type="float" office:value="0.1125683721" calcext:value-type="float">
            <text:p>0,1125683721</text:p>
          </table:table-cell>
          <table:table-cell table:number-columns-repeated="7"/>
        </table:table-row>
      </table:table>
      <table:table table:name="Feuille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NC</text:p>
          </table:table-cell>
          <table:table-cell office:value-type="string" calcext:value-type="string">
            <text:p>IIC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IIE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NIE/NIT</text:p>
          </table:table-cell>
          <table:table-cell office:value-type="string" calcext:value-type="string">
            <text:p>IIE/I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26" calcext:value-type="float">
            <text:p>0,67626</text:p>
          </table:table-cell>
          <table:table-cell office:value-type="float" office:value="0.763008" calcext:value-type="float">
            <text:p>0,763008</text:p>
          </table:table-cell>
          <table:table-cell office:value-type="float" office:value="0.67707" calcext:value-type="float">
            <text:p>0,67707</text:p>
          </table:table-cell>
          <table:table-cell office:value-type="float" office:value="0.578398" calcext:value-type="float">
            <text:p>0,578398</text:p>
          </table:table-cell>
          <table:table-cell office:value-type="float" office:value="0.00146484" calcext:value-type="float">
            <text:p>0,00146484</text:p>
          </table:table-cell>
          <table:table-cell office:value-type="float" office:value="0.00182617" calcext:value-type="float">
            <text:p>0,00182617</text:p>
          </table:table-cell>
          <table:table-cell office:value-type="float" office:value="0.000273438" calcext:value-type="float">
            <text:p>0,000273438</text:p>
          </table:table-cell>
          <table:table-cell office:value-type="float" office:value="0.000195313" calcext:value-type="float">
            <text:p>0,000195313</text:p>
          </table:table-cell>
          <table:table-cell office:value-type="float" office:value="0.888721" calcext:value-type="float">
            <text:p>0,888721</text:p>
          </table:table-cell>
          <table:table-cell office:value-type="float" office:value="0.00140625" calcext:value-type="float">
            <text:p>0,00140625</text:p>
          </table:table-cell>
          <table:table-cell/>
          <table:table-cell table:formula="of:=[.H2]/([.D2]+[.H2])*100" office:value-type="float" office:value="0.0403691812247246" calcext:value-type="float">
            <text:p>0,0403691812</text:p>
          </table:table-cell>
          <table:table-cell table:formula="of:=[.G2]/([.C2]+[.G2])*100" office:value-type="float" office:value="0.238766790453413" calcext:value-type="float">
            <text:p>0,23876679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8896" calcext:value-type="float">
            <text:p>0,178896</text:p>
          </table:table-cell>
          <table:table-cell office:value-type="float" office:value="0.117129" calcext:value-type="float">
            <text:p>0,117129</text:p>
          </table:table-cell>
          <table:table-cell office:value-type="float" office:value="0.158311" calcext:value-type="float">
            <text:p>0,158311</text:p>
          </table:table-cell>
          <table:table-cell office:value-type="float" office:value="0.224404" calcext:value-type="float">
            <text:p>0,224404</text:p>
          </table:table-cell>
          <table:table-cell office:value-type="float" office:value="0.00100586" calcext:value-type="float">
            <text:p>0,00100586</text:p>
          </table:table-cell>
          <table:table-cell office:value-type="float" office:value="0.000986328" calcext:value-type="float">
            <text:p>0,000986328</text:p>
          </table:table-cell>
          <table:table-cell office:value-type="float" office:value="0.000439453" calcext:value-type="float">
            <text:p>0,000439453</text:p>
          </table:table-cell>
          <table:table-cell office:value-type="float" office:value="0.000429687" calcext:value-type="float">
            <text:p>0,000429687</text:p>
          </table:table-cell>
          <table:table-cell office:value-type="float" office:value="0.0483691" calcext:value-type="float">
            <text:p>0,0483691</text:p>
          </table:table-cell>
          <table:table-cell office:value-type="float" office:value="0.00115234" calcext:value-type="float">
            <text:p>0,00115234</text:p>
          </table:table-cell>
          <table:table-cell/>
          <table:table-cell table:formula="of:=[.H3]/([.D3]+[.H3])*100" office:value-type="float" office:value="0.276819997483724" calcext:value-type="float">
            <text:p>0,2768199975</text:p>
          </table:table-cell>
          <table:table-cell table:formula="of:=[.G3]/([.C3]+[.G3])*100" office:value-type="float" office:value="0.835055040443184" calcext:value-type="float">
            <text:p>0,83505504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72363" calcext:value-type="float">
            <text:p>0,0472363</text:p>
          </table:table-cell>
          <table:table-cell office:value-type="float" office:value="0.0305957" calcext:value-type="float">
            <text:p>0,0305957</text:p>
          </table:table-cell>
          <table:table-cell office:value-type="float" office:value="0.0372852" calcext:value-type="float">
            <text:p>0,0372852</text:p>
          </table:table-cell>
          <table:table-cell office:value-type="float" office:value="0.0625488" calcext:value-type="float">
            <text:p>0,0625488</text:p>
          </table:table-cell>
          <table:table-cell office:value-type="float" office:value="0.00108398" calcext:value-type="float">
            <text:p>0,00108398</text:p>
          </table:table-cell>
          <table:table-cell office:value-type="float" office:value="0.00102539" calcext:value-type="float">
            <text:p>0,00102539</text:p>
          </table:table-cell>
          <table:table-cell office:value-type="float" office:value="0.000332031" calcext:value-type="float">
            <text:p>0,000332031</text:p>
          </table:table-cell>
          <table:table-cell office:value-type="float" office:value="0.000380859" calcext:value-type="float">
            <text:p>0,000380859</text:p>
          </table:table-cell>
          <table:table-cell office:value-type="float" office:value="0.0170215" calcext:value-type="float">
            <text:p>0,0170215</text:p>
          </table:table-cell>
          <table:table-cell office:value-type="float" office:value="0.000908203" calcext:value-type="float">
            <text:p>0,000908203</text:p>
          </table:table-cell>
          <table:table-cell/>
          <table:table-cell table:formula="of:=[.H4]/([.D4]+[.H4])*100" office:value-type="float" office:value="0.882656674011971" calcext:value-type="float">
            <text:p>0,882656674</text:p>
          </table:table-cell>
          <table:table-cell table:formula="of:=[.G4]/([.C4]+[.G4])*100" office:value-type="float" office:value="3.24274084163449" calcext:value-type="float">
            <text:p>3,24274084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896484" calcext:value-type="float">
            <text:p>0,00896484</text:p>
          </table:table-cell>
          <table:table-cell office:value-type="float" office:value="0.00407227" calcext:value-type="float">
            <text:p>0,00407227</text:p>
          </table:table-cell>
          <table:table-cell office:value-type="float" office:value="0.0108203" calcext:value-type="float">
            <text:p>0,0108203</text:p>
          </table:table-cell>
          <table:table-cell office:value-type="float" office:value="0.0158691" calcext:value-type="float">
            <text:p>0,0158691</text:p>
          </table:table-cell>
          <table:table-cell office:value-type="float" office:value="0.000419922" calcext:value-type="float">
            <text:p>0,000419922</text:p>
          </table:table-cell>
          <table:table-cell office:value-type="float" office:value="0.000380859" calcext:value-type="float">
            <text:p>0,000380859</text:p>
          </table:table-cell>
          <table:table-cell office:value-type="float" office:value="0.000214844" calcext:value-type="float">
            <text:p>0,000214844</text:p>
          </table:table-cell>
          <table:table-cell office:value-type="float" office:value="0.000205078" calcext:value-type="float">
            <text:p>0,000205078</text:p>
          </table:table-cell>
          <table:table-cell office:value-type="float" office:value="0.00152344" calcext:value-type="float">
            <text:p>0,00152344</text:p>
          </table:table-cell>
          <table:table-cell office:value-type="float" office:value="0.000732422" calcext:value-type="float">
            <text:p>0,000732422</text:p>
          </table:table-cell>
          <table:table-cell/>
          <table:table-cell table:formula="of:=[.H5]/([.D5]+[.H5])*100" office:value-type="float" office:value="1.94690708159314" calcext:value-type="float">
            <text:p>1,9469070816</text:p>
          </table:table-cell>
          <table:table-cell table:formula="of:=[.G5]/([.C5]+[.G5])*100" office:value-type="float" office:value="8.5526154755454" calcext:value-type="float">
            <text:p>8,55261547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75391" calcext:value-type="float">
            <text:p>0,00775391</text:p>
          </table:table-cell>
          <table:table-cell office:value-type="float" office:value="0.00813477" calcext:value-type="float">
            <text:p>0,00813477</text:p>
          </table:table-cell>
          <table:table-cell office:value-type="float" office:value="0.00624023" calcext:value-type="float">
            <text:p>0,00624023</text:p>
          </table:table-cell>
          <table:table-cell office:value-type="float" office:value="0.00704102" calcext:value-type="float">
            <text:p>0,00704102</text:p>
          </table:table-cell>
          <table:table-cell office:value-type="float" office:value="0.000703125" calcext:value-type="float">
            <text:p>0,000703125</text:p>
          </table:table-cell>
          <table:table-cell office:value-type="float" office:value="0.000810547" calcext:value-type="float">
            <text:p>0,000810547</text:p>
          </table:table-cell>
          <table:table-cell office:value-type="float" office:value="0.000107422" calcext:value-type="float">
            <text:p>0,000107422</text:p>
          </table:table-cell>
          <table:table-cell office:value-type="float" office:value="0.00015625" calcext:value-type="float">
            <text:p>0,00015625</text:p>
          </table:table-cell>
          <table:table-cell office:value-type="float" office:value="0.0059082" calcext:value-type="float">
            <text:p>0,0059082</text:p>
          </table:table-cell>
          <table:table-cell office:value-type="float" office:value="0.000595703" calcext:value-type="float">
            <text:p>0,000595703</text:p>
          </table:table-cell>
          <table:table-cell/>
          <table:table-cell table:formula="of:=[.H6]/([.D6]+[.H6])*100" office:value-type="float" office:value="1.69231079460563" calcext:value-type="float">
            <text:p>1,6923107946</text:p>
          </table:table-cell>
          <table:table-cell table:formula="of:=[.G6]/([.C6]+[.G6])*100" office:value-type="float" office:value="9.06113221029506" calcext:value-type="float">
            <text:p>9,06113221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24219" calcext:value-type="float">
            <text:p>0,00324219</text:p>
          </table:table-cell>
          <table:table-cell office:value-type="float" office:value="0.00233398" calcext:value-type="float">
            <text:p>0,00233398</text:p>
          </table:table-cell>
          <table:table-cell office:value-type="float" office:value="0.00558594" calcext:value-type="float">
            <text:p>0,00558594</text:p>
          </table:table-cell>
          <table:table-cell office:value-type="float" office:value="0.00547852" calcext:value-type="float">
            <text:p>0,00547852</text:p>
          </table:table-cell>
          <table:table-cell office:value-type="float" office:value="0.000322266" calcext:value-type="float">
            <text:p>0,000322266</text:p>
          </table:table-cell>
          <table:table-cell office:value-type="float" office:value="0.000292969" calcext:value-type="float">
            <text:p>0,000292969</text:p>
          </table:table-cell>
          <table:table-cell office:value-type="float" office:value="0.000234375" calcext:value-type="float">
            <text:p>0,000234375</text:p>
          </table:table-cell>
          <table:table-cell office:value-type="float" office:value="0.000136719" calcext:value-type="float">
            <text:p>0,000136719</text:p>
          </table:table-cell>
          <table:table-cell office:value-type="float" office:value="0.00102539" calcext:value-type="float">
            <text:p>0,00102539</text:p>
          </table:table-cell>
          <table:table-cell office:value-type="float" office:value="0.000527344" calcext:value-type="float">
            <text:p>0,000527344</text:p>
          </table:table-cell>
          <table:table-cell/>
          <table:table-cell table:formula="of:=[.H7]/([.D7]+[.H7])*100" office:value-type="float" office:value="4.02684390793282" calcext:value-type="float">
            <text:p>4,0268439079</text:p>
          </table:table-cell>
          <table:table-cell table:formula="of:=[.G7]/([.C7]+[.G7])*100" office:value-type="float" office:value="11.1524433858442" calcext:value-type="float">
            <text:p>11,1524433858</text:p>
          </table:table-cell>
          <table:table-cell table:formula="of:=SUM([.M7:.M33])/(33-7)" office:value-type="float" office:value="13.5847325636756" calcext:value-type="float">
            <text:p>13,58473256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619141" calcext:value-type="float">
            <text:p>0,00619141</text:p>
          </table:table-cell>
          <table:table-cell office:value-type="float" office:value="0.00628906" calcext:value-type="float">
            <text:p>0,00628906</text:p>
          </table:table-cell>
          <table:table-cell office:value-type="float" office:value="0.00492187" calcext:value-type="float">
            <text:p>0,00492187</text:p>
          </table:table-cell>
          <table:table-cell office:value-type="float" office:value="0.00519531" calcext:value-type="float">
            <text:p>0,00519531</text:p>
          </table:table-cell>
          <table:table-cell office:value-type="float" office:value="0.000722656" calcext:value-type="float">
            <text:p>0,000722656</text:p>
          </table:table-cell>
          <table:table-cell office:value-type="float" office:value="0.000664063" calcext:value-type="float">
            <text:p>0,000664063</text:p>
          </table:table-cell>
          <table:table-cell office:value-type="float" office:value="0.000214844" calcext:value-type="float">
            <text:p>0,000214844</text:p>
          </table:table-cell>
          <table:table-cell office:value-type="float" office:value="0.000205078" calcext:value-type="float">
            <text:p>0,000205078</text:p>
          </table:table-cell>
          <table:table-cell office:value-type="float" office:value="0.00380859" calcext:value-type="float">
            <text:p>0,00380859</text:p>
          </table:table-cell>
          <table:table-cell office:value-type="float" office:value="0.000537109" calcext:value-type="float">
            <text:p>0,000537109</text:p>
          </table:table-cell>
          <table:table-cell/>
          <table:table-cell table:formula="of:=[.H8]/([.D8]+[.H8])*100" office:value-type="float" office:value="4.18251824026021" calcext:value-type="float">
            <text:p>4,1825182403</text:p>
          </table:table-cell>
          <table:table-cell table:formula="of:=[.G8]/([.C8]+[.G8])*100" office:value-type="float" office:value="9.55057173589479" calcext:value-type="float">
            <text:p>9,55057173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55469" calcext:value-type="float">
            <text:p>0,00355469</text:p>
          </table:table-cell>
          <table:table-cell office:value-type="float" office:value="0.00262695" calcext:value-type="float">
            <text:p>0,00262695</text:p>
          </table:table-cell>
          <table:table-cell office:value-type="float" office:value="0.00514648" calcext:value-type="float">
            <text:p>0,00514648</text:p>
          </table:table-cell>
          <table:table-cell office:value-type="float" office:value="0.00486328" calcext:value-type="float">
            <text:p>0,00486328</text:p>
          </table:table-cell>
          <table:table-cell office:value-type="float" office:value="0.000332031" calcext:value-type="float">
            <text:p>0,000332031</text:p>
          </table:table-cell>
          <table:table-cell office:value-type="float" office:value="0.000380859" calcext:value-type="float">
            <text:p>0,000380859</text:p>
          </table:table-cell>
          <table:table-cell office:value-type="float" office:value="0.000234375" calcext:value-type="float">
            <text:p>0,000234375</text:p>
          </table:table-cell>
          <table:table-cell office:value-type="float" office:value="0.000175781" calcext:value-type="float">
            <text:p>0,000175781</text:p>
          </table:table-cell>
          <table:table-cell office:value-type="float" office:value="0.00121094" calcext:value-type="float">
            <text:p>0,00121094</text:p>
          </table:table-cell>
          <table:table-cell office:value-type="float" office:value="0.000566406" calcext:value-type="float">
            <text:p>0,000566406</text:p>
          </table:table-cell>
          <table:table-cell/>
          <table:table-cell table:formula="of:=[.H9]/([.D9]+[.H9])*100" office:value-type="float" office:value="4.35572041989609" calcext:value-type="float">
            <text:p>4,3557204199</text:p>
          </table:table-cell>
          <table:table-cell table:formula="of:=[.G9]/([.C9]+[.G9])*100" office:value-type="float" office:value="12.6623399291644" calcext:value-type="float">
            <text:p>12,66233992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67383" calcext:value-type="float">
            <text:p>0,00567383</text:p>
          </table:table-cell>
          <table:table-cell office:value-type="float" office:value="0.00588867" calcext:value-type="float">
            <text:p>0,00588867</text:p>
          </table:table-cell>
          <table:table-cell office:value-type="float" office:value="0.00481445" calcext:value-type="float">
            <text:p>0,00481445</text:p>
          </table:table-cell>
          <table:table-cell office:value-type="float" office:value="0.00474609" calcext:value-type="float">
            <text:p>0,00474609</text:p>
          </table:table-cell>
          <table:table-cell office:value-type="float" office:value="0.000751953" calcext:value-type="float">
            <text:p>0,000751953</text:p>
          </table:table-cell>
          <table:table-cell office:value-type="float" office:value="0.000703125" calcext:value-type="float">
            <text:p>0,000703125</text:p>
          </table:table-cell>
          <table:table-cell office:value-type="float" office:value="0.000273438" calcext:value-type="float">
            <text:p>0,000273438</text:p>
          </table:table-cell>
          <table:table-cell office:value-type="float" office:value="0.000244141" calcext:value-type="float">
            <text:p>0,000244141</text:p>
          </table:table-cell>
          <table:table-cell office:value-type="float" office:value="0.00289063" calcext:value-type="float">
            <text:p>0,00289063</text:p>
          </table:table-cell>
          <table:table-cell office:value-type="float" office:value="0.000566406" calcext:value-type="float">
            <text:p>0,000566406</text:p>
          </table:table-cell>
          <table:table-cell/>
          <table:table-cell table:formula="of:=[.H10]/([.D10]+[.H10])*100" office:value-type="float" office:value="5.37429283034532" calcext:value-type="float">
            <text:p>5,3742928303</text:p>
          </table:table-cell>
          <table:table-cell table:formula="of:=[.G10]/([.C10]+[.G10])*100" office:value-type="float" office:value="10.6666697007416" calcext:value-type="float">
            <text:p>10,66666970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96484" calcext:value-type="float">
            <text:p>0,00396484</text:p>
          </table:table-cell>
          <table:table-cell office:value-type="float" office:value="0.00303711" calcext:value-type="float">
            <text:p>0,00303711</text:p>
          </table:table-cell>
          <table:table-cell office:value-type="float" office:value="0.00463867" calcext:value-type="float">
            <text:p>0,00463867</text:p>
          </table:table-cell>
          <table:table-cell office:value-type="float" office:value="0.00484375" calcext:value-type="float">
            <text:p>0,00484375</text:p>
          </table:table-cell>
          <table:table-cell office:value-type="float" office:value="0.000576172" calcext:value-type="float">
            <text:p>0,000576172</text:p>
          </table:table-cell>
          <table:table-cell office:value-type="float" office:value="0.000410156" calcext:value-type="float">
            <text:p>0,000410156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0.000341797" calcext:value-type="float">
            <text:p>0,000341797</text:p>
          </table:table-cell>
          <table:table-cell office:value-type="float" office:value="0.00114258" calcext:value-type="float">
            <text:p>0,00114258</text:p>
          </table:table-cell>
          <table:table-cell office:value-type="float" office:value="0.000712891" calcext:value-type="float">
            <text:p>0,000712891</text:p>
          </table:table-cell>
          <table:table-cell/>
          <table:table-cell table:formula="of:=[.H11]/([.D11]+[.H11])*100" office:value-type="float" office:value="7.76699318691785" calcext:value-type="float">
            <text:p>7,7669931869</text:p>
          </table:table-cell>
          <table:table-cell table:formula="of:=[.G11]/([.C11]+[.G11])*100" office:value-type="float" office:value="11.8980084507549" calcext:value-type="float">
            <text:p>11,8980084508</text:p>
          </table:table-cell>
          <table:table-cell table:formula="of:=SUM([.M11:.M33])/(33-11)" office:value-type="float" office:value="15.239257784415" calcext:value-type="float">
            <text:p>15,23925778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67383" calcext:value-type="float">
            <text:p>0,00567383</text:p>
          </table:table-cell>
          <table:table-cell office:value-type="float" office:value="0.00608398" calcext:value-type="float">
            <text:p>0,00608398</text:p>
          </table:table-cell>
          <table:table-cell office:value-type="float" office:value="0.00532227" calcext:value-type="float">
            <text:p>0,00532227</text:p>
          </table:table-cell>
          <table:table-cell office:value-type="float" office:value="0.00469727" calcext:value-type="float">
            <text:p>0,00469727</text:p>
          </table:table-cell>
          <table:table-cell office:value-type="float" office:value="0.000673828" calcext:value-type="float">
            <text:p>0,000673828</text:p>
          </table:table-cell>
          <table:table-cell office:value-type="float" office:value="0.000791016" calcext:value-type="float">
            <text:p>0,000791016</text:p>
          </table:table-cell>
          <table:table-cell office:value-type="float" office:value="0.000449219" calcext:value-type="float">
            <text:p>0,000449219</text:p>
          </table:table-cell>
          <table:table-cell office:value-type="float" office:value="0.00046875" calcext:value-type="float">
            <text:p>0,00046875</text:p>
          </table:table-cell>
          <table:table-cell office:value-type="float" office:value="0.00246094" calcext:value-type="float">
            <text:p>0,00246094</text:p>
          </table:table-cell>
          <table:table-cell office:value-type="float" office:value="0.000869141" calcext:value-type="float">
            <text:p>0,000869141</text:p>
          </table:table-cell>
          <table:table-cell/>
          <table:table-cell table:formula="of:=[.H12]/([.D12]+[.H12])*100" office:value-type="float" office:value="7.78341603007474" calcext:value-type="float">
            <text:p>7,7834160301</text:p>
          </table:table-cell>
          <table:table-cell table:formula="of:=[.G12]/([.C12]+[.G12])*100" office:value-type="float" office:value="11.5056939669492" calcext:value-type="float">
            <text:p>11,505693966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82422" calcext:value-type="float">
            <text:p>0,00482422</text:p>
          </table:table-cell>
          <table:table-cell office:value-type="float" office:value="0.00455078" calcext:value-type="float">
            <text:p>0,00455078</text:p>
          </table:table-cell>
          <table:table-cell office:value-type="float" office:value="0.00493164" calcext:value-type="float">
            <text:p>0,00493164</text:p>
          </table:table-cell>
          <table:table-cell office:value-type="float" office:value="0.00466797" calcext:value-type="float">
            <text:p>0,00466797</text:p>
          </table:table-cell>
          <table:table-cell office:value-type="float" office:value="0.000761719" calcext:value-type="float">
            <text:p>0,000761719</text:p>
          </table:table-cell>
          <table:table-cell office:value-type="float" office:value="0.000751953" calcext:value-type="float">
            <text:p>0,000751953</text:p>
          </table:table-cell>
          <table:table-cell table:number-columns-repeated="2" office:value-type="float" office:value="0.000585938" calcext:value-type="float">
            <text:p>0,000585938</text:p>
          </table:table-cell>
          <table:table-cell office:value-type="float" office:value="0.00155273" calcext:value-type="float">
            <text:p>0,00155273</text:p>
          </table:table-cell>
          <table:table-cell office:value-type="float" office:value="0.000683594" calcext:value-type="float">
            <text:p>0,000683594</text:p>
          </table:table-cell>
          <table:table-cell/>
          <table:table-cell table:formula="of:=[.H13]/([.D13]+[.H13])*100" office:value-type="float" office:value="10.6194783290784" calcext:value-type="float">
            <text:p>10,6194783291</text:p>
          </table:table-cell>
          <table:table-cell table:formula="of:=[.G13]/([.C13]+[.G13])*100" office:value-type="float" office:value="14.1804801410895" calcext:value-type="float">
            <text:p>14,18048014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82031" calcext:value-type="float">
            <text:p>0,00582031</text:p>
          </table:table-cell>
          <table:table-cell office:value-type="float" office:value="0.00538086" calcext:value-type="float">
            <text:p>0,00538086</text:p>
          </table:table-cell>
          <table:table-cell office:value-type="float" office:value="0.00484375" calcext:value-type="float">
            <text:p>0,00484375</text:p>
          </table:table-cell>
          <table:table-cell office:value-type="float" office:value="0.00498047" calcext:value-type="float">
            <text:p>0,00498047</text:p>
          </table:table-cell>
          <table:table-cell office:value-type="float" office:value="0.000986328" calcext:value-type="float">
            <text:p>0,000986328</text:p>
          </table:table-cell>
          <table:table-cell office:value-type="float" office:value="0.000957031" calcext:value-type="float">
            <text:p>0,000957031</text:p>
          </table:table-cell>
          <table:table-cell office:value-type="float" office:value="0.000625" calcext:value-type="float">
            <text:p>0,000625</text:p>
          </table:table-cell>
          <table:table-cell office:value-type="float" office:value="0.000634766" calcext:value-type="float">
            <text:p>0,000634766</text:p>
          </table:table-cell>
          <table:table-cell office:value-type="float" office:value="0.00194336" calcext:value-type="float">
            <text:p>0,00194336</text:p>
          </table:table-cell>
          <table:table-cell office:value-type="float" office:value="0.000996094" calcext:value-type="float">
            <text:p>0,000996094</text:p>
          </table:table-cell>
          <table:table-cell/>
          <table:table-cell table:formula="of:=[.H14]/([.D14]+[.H14])*100" office:value-type="float" office:value="11.4285714285714" calcext:value-type="float">
            <text:p>11,4285714286</text:p>
          </table:table-cell>
          <table:table-cell table:formula="of:=[.G14]/([.C14]+[.G14])*100" office:value-type="float" office:value="15.10014924523" calcext:value-type="float">
            <text:p>15,10014924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64453" calcext:value-type="float">
            <text:p>0,00564453</text:p>
          </table:table-cell>
          <table:table-cell office:value-type="float" office:value="0.00487305" calcext:value-type="float">
            <text:p>0,00487305</text:p>
          </table:table-cell>
          <table:table-cell office:value-type="float" office:value="0.00516602" calcext:value-type="float">
            <text:p>0,00516602</text:p>
          </table:table-cell>
          <table:table-cell office:value-type="float" office:value="0.00503906" calcext:value-type="float">
            <text:p>0,00503906</text:p>
          </table:table-cell>
          <table:table-cell office:value-type="float" office:value="0.000898438" calcext:value-type="float">
            <text:p>0,000898438</text:p>
          </table:table-cell>
          <table:table-cell office:value-type="float" office:value="0.000869141" calcext:value-type="float">
            <text:p>0,000869141</text:p>
          </table:table-cell>
          <table:table-cell office:value-type="float" office:value="0.000693359" calcext:value-type="float">
            <text:p>0,000693359</text:p>
          </table:table-cell>
          <table:table-cell office:value-type="float" office:value="0.000751953" calcext:value-type="float">
            <text:p>0,000751953</text:p>
          </table:table-cell>
          <table:table-cell office:value-type="float" office:value="0.00162109" calcext:value-type="float">
            <text:p>0,00162109</text:p>
          </table:table-cell>
          <table:table-cell office:value-type="float" office:value="0.000810547" calcext:value-type="float">
            <text:p>0,000810547</text:p>
          </table:table-cell>
          <table:table-cell/>
          <table:table-cell table:formula="of:=[.H15]/([.D15]+[.H15])*100" office:value-type="float" office:value="11.833318855121" calcext:value-type="float">
            <text:p>11,8333188551</text:p>
          </table:table-cell>
          <table:table-cell table:formula="of:=[.G15]/([.C15]+[.G15])*100" office:value-type="float" office:value="15.136051726597" calcext:value-type="float">
            <text:p>15,13605172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78516" calcext:value-type="float">
            <text:p>0,00478516</text:p>
          </table:table-cell>
          <table:table-cell office:value-type="float" office:value="0.00494141" calcext:value-type="float">
            <text:p>0,00494141</text:p>
          </table:table-cell>
          <table:table-cell office:value-type="float" office:value="0.00510742" calcext:value-type="float">
            <text:p>0,00510742</text:p>
          </table:table-cell>
          <table:table-cell office:value-type="float" office:value="0.00521484" calcext:value-type="float">
            <text:p>0,00521484</text:p>
          </table:table-cell>
          <table:table-cell office:value-type="float" office:value="0.000986328" calcext:value-type="float">
            <text:p>0,000986328</text:p>
          </table:table-cell>
          <table:table-cell office:value-type="float" office:value="0.000888672" calcext:value-type="float">
            <text:p>0,000888672</text:p>
          </table:table-cell>
          <table:table-cell office:value-type="float" office:value="0.000917969" calcext:value-type="float">
            <text:p>0,000917969</text:p>
          </table:table-cell>
          <table:table-cell office:value-type="float" office:value="0.000908203" calcext:value-type="float">
            <text:p>0,000908203</text:p>
          </table:table-cell>
          <table:table-cell office:value-type="float" office:value="0.0015332" calcext:value-type="float">
            <text:p>0,0015332</text:p>
          </table:table-cell>
          <table:table-cell office:value-type="float" office:value="0.000976562" calcext:value-type="float">
            <text:p>0,000976562</text:p>
          </table:table-cell>
          <table:table-cell/>
          <table:table-cell table:formula="of:=[.H16]/([.D16]+[.H16])*100" office:value-type="float" office:value="15.2350163615992" calcext:value-type="float">
            <text:p>15,2350163616</text:p>
          </table:table-cell>
          <table:table-cell table:formula="of:=[.G16]/([.C16]+[.G16])*100" office:value-type="float" office:value="15.242873084804" calcext:value-type="float">
            <text:p>15,24287308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75586" calcext:value-type="float">
            <text:p>0,00475586</text:p>
          </table:table-cell>
          <table:table-cell office:value-type="float" office:value="0.00447266" calcext:value-type="float">
            <text:p>0,00447266</text:p>
          </table:table-cell>
          <table:table-cell office:value-type="float" office:value="0.00493164" calcext:value-type="float">
            <text:p>0,00493164</text:p>
          </table:table-cell>
          <table:table-cell office:value-type="float" office:value="0.00472656" calcext:value-type="float">
            <text:p>0,00472656</text:p>
          </table:table-cell>
          <table:table-cell office:value-type="float" office:value="0.000761719" calcext:value-type="float">
            <text:p>0,000761719</text:p>
          </table:table-cell>
          <table:table-cell office:value-type="float" office:value="0.000751953" calcext:value-type="float">
            <text:p>0,000751953</text:p>
          </table:table-cell>
          <table:table-cell office:value-type="float" office:value="0.000878906" calcext:value-type="float">
            <text:p>0,000878906</text:p>
          </table:table-cell>
          <table:table-cell office:value-type="float" office:value="0.000859375" calcext:value-type="float">
            <text:p>0,000859375</text:p>
          </table:table-cell>
          <table:table-cell office:value-type="float" office:value="0.00126953" calcext:value-type="float">
            <text:p>0,00126953</text:p>
          </table:table-cell>
          <table:table-cell office:value-type="float" office:value="0.000664063" calcext:value-type="float">
            <text:p>0,000664063</text:p>
          </table:table-cell>
          <table:table-cell/>
          <table:table-cell table:formula="of:=[.H17]/([.D17]+[.H17])*100" office:value-type="float" office:value="15.126048395452" calcext:value-type="float">
            <text:p>15,1260483955</text:p>
          </table:table-cell>
          <table:table-cell table:formula="of:=[.G17]/([.C17]+[.G17])*100" office:value-type="float" office:value="14.3925109859812" calcext:value-type="float">
            <text:p>14,3925109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3789" calcext:value-type="float">
            <text:p>0,00383789</text:p>
          </table:table-cell>
          <table:table-cell office:value-type="float" office:value="0.00398437" calcext:value-type="float">
            <text:p>0,00398437</text:p>
          </table:table-cell>
          <table:table-cell office:value-type="float" office:value="0.00482422" calcext:value-type="float">
            <text:p>0,00482422</text:p>
          </table:table-cell>
          <table:table-cell office:value-type="float" office:value="0.0049707" calcext:value-type="float">
            <text:p>0,0049707</text:p>
          </table:table-cell>
          <table:table-cell office:value-type="float" office:value="0.000908203" calcext:value-type="float">
            <text:p>0,000908203</text:p>
          </table:table-cell>
          <table:table-cell office:value-type="float" office:value="0.000830078" calcext:value-type="float">
            <text:p>0,000830078</text:p>
          </table:table-cell>
          <table:table-cell office:value-type="float" office:value="0.00104492" calcext:value-type="float">
            <text:p>0,00104492</text:p>
          </table:table-cell>
          <table:table-cell office:value-type="float" office:value="0.000859375" calcext:value-type="float">
            <text:p>0,000859375</text:p>
          </table:table-cell>
          <table:table-cell office:value-type="float" office:value="0.00103516" calcext:value-type="float">
            <text:p>0,00103516</text:p>
          </table:table-cell>
          <table:table-cell office:value-type="float" office:value="0.000683594" calcext:value-type="float">
            <text:p>0,000683594</text:p>
          </table:table-cell>
          <table:table-cell/>
          <table:table-cell table:formula="of:=[.H18]/([.D18]+[.H18])*100" office:value-type="float" office:value="17.8036305148625" calcext:value-type="float">
            <text:p>17,8036305149</text:p>
          </table:table-cell>
          <table:table-cell table:formula="of:=[.G18]/([.C18]+[.G18])*100" office:value-type="float" office:value="17.2413950675135" calcext:value-type="float">
            <text:p>17,24139506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4375" calcext:value-type="float">
            <text:p>0,0034375</text:p>
          </table:table-cell>
          <table:table-cell office:value-type="float" office:value="0.00313477" calcext:value-type="float">
            <text:p>0,00313477</text:p>
          </table:table-cell>
          <table:table-cell office:value-type="float" office:value="0.00446289" calcext:value-type="float">
            <text:p>0,00446289</text:p>
          </table:table-cell>
          <table:table-cell office:value-type="float" office:value="0.00429688" calcext:value-type="float">
            <text:p>0,00429688</text:p>
          </table:table-cell>
          <table:table-cell office:value-type="float" office:value="0.000566406" calcext:value-type="float">
            <text:p>0,000566406</text:p>
          </table:table-cell>
          <table:table-cell office:value-type="float" office:value="0.000488281" calcext:value-type="float">
            <text:p>0,000488281</text:p>
          </table:table-cell>
          <table:table-cell office:value-type="float" office:value="0.00102539" calcext:value-type="float">
            <text:p>0,00102539</text:p>
          </table:table-cell>
          <table:table-cell office:value-type="float" office:value="0.000722656" calcext:value-type="float">
            <text:p>0,000722656</text:p>
          </table:table-cell>
          <table:table-cell office:value-type="float" office:value="0.000820312" calcext:value-type="float">
            <text:p>0,000820312</text:p>
          </table:table-cell>
          <table:table-cell office:value-type="float" office:value="0.000595703" calcext:value-type="float">
            <text:p>0,000595703</text:p>
          </table:table-cell>
          <table:table-cell/>
          <table:table-cell table:formula="of:=[.H19]/([.D19]+[.H19])*100" office:value-type="float" office:value="18.6832668887156" calcext:value-type="float">
            <text:p>18,6832668887</text:p>
          </table:table-cell>
          <table:table-cell table:formula="of:=[.G19]/([.C19]+[.G19])*100" office:value-type="float" office:value="13.4770667042777" calcext:value-type="float">
            <text:p>13,47706670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14844" calcext:value-type="float">
            <text:p>0,00214844</text:p>
          </table:table-cell>
          <table:table-cell office:value-type="float" office:value="0.00204102" calcext:value-type="float">
            <text:p>0,00204102</text:p>
          </table:table-cell>
          <table:table-cell office:value-type="float" office:value="0.00368164" calcext:value-type="float">
            <text:p>0,00368164</text:p>
          </table:table-cell>
          <table:table-cell office:value-type="float" office:value="0.00373047" calcext:value-type="float">
            <text:p>0,00373047</text:p>
          </table:table-cell>
          <table:table-cell office:value-type="float" office:value="0.000361328" calcext:value-type="float">
            <text:p>0,000361328</text:p>
          </table:table-cell>
          <table:table-cell office:value-type="float" office:value="0.000507812" calcext:value-type="float">
            <text:p>0,000507812</text:p>
          </table:table-cell>
          <table:table-cell office:value-type="float" office:value="0.000820312" calcext:value-type="float">
            <text:p>0,000820312</text:p>
          </table:table-cell>
          <table:table-cell office:value-type="float" office:value="0.000839844" calcext:value-type="float">
            <text:p>0,000839844</text:p>
          </table:table-cell>
          <table:table-cell office:value-type="float" office:value="0.000664063" calcext:value-type="float">
            <text:p>0,000664063</text:p>
          </table:table-cell>
          <table:table-cell office:value-type="float" office:value="0.000322266" calcext:value-type="float">
            <text:p>0,000322266</text:p>
          </table:table-cell>
          <table:table-cell/>
          <table:table-cell table:formula="of:=[.H20]/([.D20]+[.H20])*100" office:value-type="float" office:value="18.2212515815362" calcext:value-type="float">
            <text:p>18,2212515815</text:p>
          </table:table-cell>
          <table:table-cell table:formula="of:=[.G20]/([.C20]+[.G20])*100" office:value-type="float" office:value="19.9233217410955" calcext:value-type="float">
            <text:p>19,92332174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18164" calcext:value-type="float">
            <text:p>0,00118164</text:p>
          </table:table-cell>
          <table:table-cell office:value-type="float" office:value="0.00138672" calcext:value-type="float">
            <text:p>0,00138672</text:p>
          </table:table-cell>
          <table:table-cell office:value-type="float" office:value="0.00344727" calcext:value-type="float">
            <text:p>0,00344727</text:p>
          </table:table-cell>
          <table:table-cell office:value-type="float" office:value="0.00380859" calcext:value-type="float">
            <text:p>0,00380859</text:p>
          </table:table-cell>
          <table:table-cell table:number-columns-repeated="2" office:value-type="float" office:value="0.000283203" calcext:value-type="float">
            <text:p>0,000283203</text:p>
          </table:table-cell>
          <table:table-cell office:value-type="float" office:value="0.000546875" calcext:value-type="float">
            <text:p>0,000546875</text:p>
          </table:table-cell>
          <table:table-cell office:value-type="float" office:value="0.000761719" calcext:value-type="float">
            <text:p>0,000761719</text:p>
          </table:table-cell>
          <table:table-cell office:value-type="float" office:value="0.0003125" calcext:value-type="float">
            <text:p>0,0003125</text:p>
          </table:table-cell>
          <table:table-cell office:value-type="float" office:value="0.000263672" calcext:value-type="float">
            <text:p>0,000263672</text:p>
          </table:table-cell>
          <table:table-cell/>
          <table:table-cell table:formula="of:=[.H21]/([.D21]+[.H21])*100" office:value-type="float" office:value="13.6919165428396" calcext:value-type="float">
            <text:p>13,6919165428</text:p>
          </table:table-cell>
          <table:table-cell table:formula="of:=[.G21]/([.C21]+[.G21])*100" office:value-type="float" office:value="16.9590454170641" calcext:value-type="float">
            <text:p>16,959045417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0.000673828" calcext:value-type="float">
            <text:p>0,000673828</text:p>
          </table:table-cell>
          <table:table-cell office:value-type="float" office:value="0.0030957" calcext:value-type="float">
            <text:p>0,0030957</text:p>
          </table:table-cell>
          <table:table-cell office:value-type="float" office:value="0.00336914" calcext:value-type="float">
            <text:p>0,00336914</text:p>
          </table:table-cell>
          <table:table-cell table:style-name="ce1" office:value-type="float" office:value="0.0000976563" calcext:value-type="float">
            <text:p>9,77E-005</text:p>
          </table:table-cell>
          <table:table-cell table:style-name="ce1" office:value-type="float" office:value="0.0000683594" calcext:value-type="float">
            <text:p>6,84E-005</text:p>
          </table:table-cell>
          <table:table-cell office:value-type="float" office:value="0.000605469" calcext:value-type="float">
            <text:p>0,000605469</text:p>
          </table:table-cell>
          <table:table-cell office:value-type="float" office:value="0.000693359" calcext:value-type="float">
            <text:p>0,000693359</text:p>
          </table:table-cell>
          <table:table-cell office:value-type="float" office:value="0.000224609" calcext:value-type="float">
            <text:p>0,000224609</text:p>
          </table:table-cell>
          <table:table-cell office:value-type="float" office:value="0.000146484" calcext:value-type="float">
            <text:p>0,000146484</text:p>
          </table:table-cell>
          <table:table-cell/>
          <table:table-cell table:formula="of:=[.H22]/([.D22]+[.H22])*100" office:value-type="float" office:value="16.3588585119999" calcext:value-type="float">
            <text:p>16,358858512</text:p>
          </table:table-cell>
          <table:table-cell table:formula="of:=[.G22]/([.C22]+[.G22])*100" office:value-type="float" office:value="9.21053092520838" calcext:value-type="float">
            <text:p>9,210530925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3125" calcext:value-type="float">
            <text:p>0,0003125</text:p>
          </table:table-cell>
          <table:table-cell office:value-type="float" office:value="0.000380859" calcext:value-type="float">
            <text:p>0,000380859</text:p>
          </table:table-cell>
          <table:table-cell office:value-type="float" office:value="0.00238281" calcext:value-type="float">
            <text:p>0,00238281</text:p>
          </table:table-cell>
          <table:table-cell office:value-type="float" office:value="0.0028125" calcext:value-type="float">
            <text:p>0,0028125</text:p>
          </table:table-cell>
          <table:table-cell table:style-name="ce1" office:value-type="float" office:value="0.0000683594" calcext:value-type="float">
            <text:p>6,84E-005</text:p>
          </table:table-cell>
          <table:table-cell table:style-name="ce1" office:value-type="float" office:value="0.0000488281" calcext:value-type="float">
            <text:p>4,88E-005</text:p>
          </table:table-cell>
          <table:table-cell table:number-columns-repeated="2" office:value-type="float" office:value="0.000478516" calcext:value-type="float">
            <text:p>0,000478516</text:p>
          </table:table-cell>
          <table:table-cell table:style-name="ce1" office:value-type="float" office:value="0.0000878906" calcext:value-type="float">
            <text:p>8,79E-005</text:p>
          </table:table-cell>
          <table:table-cell table:style-name="ce1" office:value-type="float" office:value="0.0000390625" calcext:value-type="float">
            <text:p>3,91E-005</text:p>
          </table:table-cell>
          <table:table-cell/>
          <table:table-cell table:formula="of:=[.H23]/([.D23]+[.H23])*100" office:value-type="float" office:value="16.7235750138223" calcext:value-type="float">
            <text:p>16,7235750138</text:p>
          </table:table-cell>
          <table:table-cell table:formula="of:=[.G23]/([.C23]+[.G23])*100" office:value-type="float" office:value="11.3636411239714" calcext:value-type="float">
            <text:p>11,3636411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75781" calcext:value-type="float">
            <text:p>0,000175781</text:p>
          </table:table-cell>
          <table:table-cell office:value-type="float" office:value="0.000126953" calcext:value-type="float">
            <text:p>0,000126953</text:p>
          </table:table-cell>
          <table:table-cell office:value-type="float" office:value="0.00230469" calcext:value-type="float">
            <text:p>0,00230469</text:p>
          </table:table-cell>
          <table:table-cell office:value-type="float" office:value="0.00233398" calcext:value-type="float">
            <text:p>0,00233398</text:p>
          </table:table-cell>
          <table:table-cell table:style-name="ce1" office:value-type="float" office:value="0.00000976562" calcext:value-type="float">
            <text:p>9,77E-006</text:p>
          </table:table-cell>
          <table:table-cell table:style-name="ce1" office:value-type="float" office:value="0.0000585937" calcext:value-type="float">
            <text:p>5,86E-005</text:p>
          </table:table-cell>
          <table:table-cell office:value-type="float" office:value="0.000517578" calcext:value-type="float">
            <text:p>0,000517578</text:p>
          </table:table-cell>
          <table:table-cell office:value-type="float" office:value="0.000576172" calcext:value-type="float">
            <text:p>0,000576172</text:p>
          </table:table-cell>
          <table:table-cell table:style-name="ce1" office:value-type="float" office:value="0.0000488281" calcext:value-type="float">
            <text:p>4,88E-005</text:p>
          </table:table-cell>
          <table:table-cell table:style-name="ce1" office:value-type="float" office:value="0.0000195312" calcext:value-type="float">
            <text:p>1,95E-005</text:p>
          </table:table-cell>
          <table:table-cell/>
          <table:table-cell table:formula="of:=[.H24]/([.D24]+[.H24])*100" office:value-type="float" office:value="18.3390804842063" calcext:value-type="float">
            <text:p>18,3390804842</text:p>
          </table:table-cell>
          <table:table-cell table:formula="of:=[.G24]/([.C24]+[.G24])*100" office:value-type="float" office:value="31.5789502049888" calcext:value-type="float">
            <text:p>31,5789502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0.000078125" calcext:value-type="float">
            <text:p>7,81E-005</text:p>
          </table:table-cell>
          <table:table-cell table:style-name="ce1" office:value-type="float" office:value="0.0000292969" calcext:value-type="float">
            <text:p>2,93E-005</text:p>
          </table:table-cell>
          <table:table-cell office:value-type="float" office:value="0.00201172" calcext:value-type="float">
            <text:p>0,00201172</text:p>
          </table:table-cell>
          <table:table-cell office:value-type="float" office:value="0.00209961" calcext:value-type="float">
            <text:p>0,00209961</text:p>
          </table:table-cell>
          <table:table-cell table:style-name="ce1" office:value-type="float" office:value="0.0000390625" calcext:value-type="float">
            <text:p>3,91E-005</text:p>
          </table:table-cell>
          <table:table-cell table:style-name="ce1" office:value-type="float" office:value="0.00000976562" calcext:value-type="float">
            <text:p>9,77E-006</text:p>
          </table:table-cell>
          <table:table-cell office:value-type="float" office:value="0.000419922" calcext:value-type="float">
            <text:p>0,000419922</text:p>
          </table:table-cell>
          <table:table-cell office:value-type="float" office:value="0.000517578" calcext:value-type="float">
            <text:p>0,000517578</text:p>
          </table:table-cell>
          <table:table-cell table:style-name="ce1" office:value-type="float" office:value="0.0000195312" calcext:value-type="float">
            <text:p>1,95E-0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5]/([.D25]+[.H25])*100" office:value-type="float" office:value="17.269071680782" calcext:value-type="float">
            <text:p>17,2690716808</text:p>
          </table:table-cell>
          <table:table-cell table:formula="of:=[.G25]/([.C25]+[.G25])*100" office:value-type="float" office:value="24.9999744000131" calcext:value-type="float">
            <text:p>24,99997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0.00000976562" calcext:value-type="float">
            <text:p>9,77E-006</text:p>
          </table:table-cell>
          <table:table-cell table:style-name="ce1" office:value-type="float" office:value="0.0000390625" calcext:value-type="float">
            <text:p>3,91E-005</text:p>
          </table:table-cell>
          <table:table-cell office:value-type="float" office:value="0.00195312" calcext:value-type="float">
            <text:p>0,00195312</text:p>
          </table:table-cell>
          <table:table-cell office:value-type="float" office:value="0.0018457" calcext:value-type="float">
            <text:p>0,0018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00391" calcext:value-type="float">
            <text:p>0,000400391</text:p>
          </table:table-cell>
          <table:table-cell office:value-type="float" office:value="0.000302734" calcext:value-type="float">
            <text:p>0,00030273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0976562" calcext:value-type="float">
            <text:p>9,77E-006</text:p>
          </table:table-cell>
          <table:table-cell/>
          <table:table-cell table:formula="of:=[.H26]/([.D26]+[.H26])*100" office:value-type="float" office:value="17.0124974984183" calcext:value-type="float">
            <text:p>17,0124974984</text:p>
          </table:table-cell>
          <table:table-cell table:formula="of:=[.G26]/([.C26]+[.G26])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875" calcext:value-type="float">
            <text:p>0,001875</text:p>
          </table:table-cell>
          <table:table-cell office:value-type="float" office:value="0.00177734" calcext:value-type="float">
            <text:p>0,00177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02734" calcext:value-type="float">
            <text:p>0,000302734</text:p>
          </table:table-cell>
          <table:table-cell office:value-type="float" office:value="0.000292969" calcext:value-type="float">
            <text:p>0,000292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27]/([.D27]+[.H27])*100" office:value-type="float" office:value="13.9013304655206" calcext:value-type="float">
            <text:p>13,9013304655</text:p>
          </table:table-cell>
          <table:table-cell table:formula="of:=[.G27]/([.C27]+[.G27])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0.00000976562" calcext:value-type="float">
            <text:p>9,77E-006</text:p>
          </table:table-cell>
          <table:table-cell office:value-type="float" office:value="0" calcext:value-type="float">
            <text:p>0</text:p>
          </table:table-cell>
          <table:table-cell office:value-type="float" office:value="0.00140625" calcext:value-type="float">
            <text:p>0,00140625</text:p>
          </table:table-cell>
          <table:table-cell office:value-type="float" office:value="0.00176758" calcext:value-type="float">
            <text:p>0,00176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66016" calcext:value-type="float">
            <text:p>0,000166016</text:p>
          </table:table-cell>
          <table:table-cell office:value-type="float" office:value="0.000263672" calcext:value-type="float">
            <text:p>0,0002636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28]/([.D28]+[.H28])*100" office:value-type="float" office:value="10.5590275436854" calcext:value-type="float">
            <text:p>10,5590275437</text:p>
          </table:table-cell>
          <table:table-cell table:formula="of:=[.G28]/([.C28]+[.G28])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8437" calcext:value-type="float">
            <text:p>0,00148437</text:p>
          </table:table-cell>
          <table:table-cell office:value-type="float" office:value="0.00150391" calcext:value-type="float">
            <text:p>0,00150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14844" calcext:value-type="float">
            <text:p>0,000214844</text:p>
          </table:table-cell>
          <table:table-cell office:value-type="float" office:value="0.000253906" calcext:value-type="float">
            <text:p>0,0002539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29]/([.D29]+[.H29])*100" office:value-type="float" office:value="12.6437282178701" calcext:value-type="float">
            <text:p>12,6437282179</text:p>
          </table:table-cell>
          <table:table-cell table:formula="of:=[.G29]/([.C29]+[.G29])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7969" calcext:value-type="float">
            <text:p>0,00167969</text:p>
          </table:table-cell>
          <table:table-cell office:value-type="float" office:value="0.00155273" calcext:value-type="float">
            <text:p>0,00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4609" calcext:value-type="float">
            <text:p>0,000224609</text:p>
          </table:table-cell>
          <table:table-cell office:value-type="float" office:value="0.000273438" calcext:value-type="float">
            <text:p>0,0002734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0]/([.D30]+[.H30])*100" office:value-type="float" office:value="11.7948389407336" calcext:value-type="float">
            <text:p>11,7948389407</text:p>
          </table:table-cell>
          <table:table-cell table:formula="of:=[.G30]/([.C30]+[.G30])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4336" calcext:value-type="float">
            <text:p>0,00194336</text:p>
          </table:table-cell>
          <table:table-cell office:value-type="float" office:value="0.00166992" calcext:value-type="float">
            <text:p>0,0016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2266" calcext:value-type="float">
            <text:p>0,000322266</text:p>
          </table:table-cell>
          <table:table-cell office:value-type="float" office:value="0.000205078" calcext:value-type="float">
            <text:p>0,000205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1]/([.D31]+[.H31])*100" office:value-type="float" office:value="14.2241482045139" calcext:value-type="float">
            <text:p>14,2241482045</text:p>
          </table:table-cell>
          <table:table-cell table:formula="of:=[.G31]/([.C31]+[.G31])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4336" calcext:value-type="float">
            <text:p>0,00194336</text:p>
          </table:table-cell>
          <table:table-cell office:value-type="float" office:value="0.00193359" calcext:value-type="float">
            <text:p>0,00193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9453" calcext:value-type="float">
            <text:p>0,000439453</text:p>
          </table:table-cell>
          <table:table-cell office:value-type="float" office:value="0.000371094" calcext:value-type="float">
            <text:p>0,000371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2]/([.D32]+[.H32])*100" office:value-type="float" office:value="18.4426138349925" calcext:value-type="float">
            <text:p>18,442613835</text:p>
          </table:table-cell>
          <table:table-cell table:formula="of:=[.G32]/([.C32]+[.G32])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8203" calcext:value-type="float">
            <text:p>0,00158203</text:p>
          </table:table-cell>
          <table:table-cell office:value-type="float" office:value="0.00165039" calcext:value-type="float">
            <text:p>0,0016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0.000419922" calcext:value-type="float">
            <text:p>0,000419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33]/([.D33]+[.H33])*100" office:value-type="float" office:value="19.8019927458172" calcext:value-type="float">
            <text:p>19,8019927458</text:p>
          </table:table-cell>
          <table:table-cell table:formula="of:=[.G33]/([.C33]+[.G33])*100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table:formula="of:=SUM([.D2:.D33])" office:value-type="float" office:value="0.985215" calcext:value-type="float">
            <text:p>0,985215</text:p>
          </table:table-cell>
          <table:table-cell table:number-columns-repeated="3"/>
          <table:table-cell table:formula="of:=SUM([.H2:.H33])" office:value-type="float" office:value="0.014785156" calcext:value-type="float">
            <text:p>0,014785156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7"/>
          <table:table-cell table:formula="of:=[.H37]+[.D37]" office:value-type="float" office:value="1.000000156" calcext:value-type="float">
            <text:p>1,00000015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Tonnellier</meta:initial-creator>
    <meta:creation-date>2016-12-12T17:19:11.043077607</meta:creation-date>
    <dc:date>2016-12-22T19:03:20.030484146</dc:date>
    <dc:creator>Thibaud Tonnellier</dc:creator>
    <meta:editing-duration>PT23H33M49S</meta:editing-duration>
    <meta:editing-cycles>1</meta:editing-cycles>
    <meta:document-statistic meta:table-count="2" meta:cell-count="834" meta:object-count="0"/>
    <meta:generator>LibreOffice/4.3.3.2$Linux_X86_64 LibreOffice_project/430m0$Build-2</meta:generator>
  </office:meta>
</office:document-meta>
</file>